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3.735cm" svg:height="12.138cm" svg:x="8.99cm" svg:y="30.813cm">
            <draw:object draw:notify-on-update-of-ranges="test.B1:test.B1 test.B2:test.B878 test.C1:test.C1 test.C2:test.C878 test.D1:test.D1 test.D2:test.D8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916cm" svg:height="16.389cm" svg:x="10.462cm" svg:y="11.102cm">
            <draw:object draw:notify-on-update-of-ranges="test.M30:test.M30 test.F2:test.F22 test.G1:test.G1 test.G1:test.G22 test.H1:test.H1 test.H1:test.H22 test.I1:test.I1 test.I1:test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/>
          <table:table-cell office:value-type="string" calcext:value-type="string">
            <text:p>categories</text:p>
          </table:table-cell>
          <table:table-cell office:value-type="string" calcext:value-type="string">
            <text:p>freq (raw)</text:p>
          </table:table-cell>
          <table:table-cell office:value-type="string" calcext:value-type="string">
            <text:p>freq (median)</text:p>
          </table:table-cell>
          <table:table-cell office:value-type="string" calcext:value-type="string">
            <text:p>freq (lowpas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6" calcext:value-type="float">
            <text:p>-76</text:p>
          </table:table-cell>
          <table:table-cell/>
          <table:table-cell office:value-type="float" office:value="-80" calcext:value-type="float">
            <text:p>-80</text:p>
          </table:table-cell>
          <table:table-cell table:number-matrix-columns-spanned="1" table:number-matrix-rows-spanned="21" table:formula="of:=FREQUENCY([.B2:.B517];[.F2:.F22])" office:value-type="float" office:value="0" calcext:value-type="float">
            <text:p>0</text:p>
          </table:table-cell>
          <table:table-cell table:number-matrix-columns-spanned="1" table:number-matrix-rows-spanned="21" table:formula="of:=FREQUENCY([.C2:.C517];[.F2:.F22])" office:value-type="float" office:value="0" calcext:value-type="float">
            <text:p>0</text:p>
          </table:table-cell>
          <table:table-cell table:number-matrix-columns-spanned="1" table:number-matrix-rows-spanned="21" table:formula="of:=FREQUENCY([.D2:.D517];[.F2:.F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5" calcext:value-type="float">
            <text:p>-76.5</text:p>
          </table:table-cell>
          <table:table-cell/>
          <table:table-cell office:value-type="float" office:value="-79.5" calcext:value-type="float">
            <text:p>-79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75" calcext:value-type="float">
            <text:p>-76.75</text:p>
          </table:table-cell>
          <table:table-cell/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875" calcext:value-type="float">
            <text:p>-76.875</text:p>
          </table:table-cell>
          <table:table-cell/>
          <table:table-cell office:value-type="float" office:value="-78.5" calcext:value-type="float">
            <text:p>-78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375" calcext:value-type="float">
            <text:p>-76.9375</text:p>
          </table:table-cell>
          <table:table-cell/>
          <table:table-cell office:value-type="float" office:value="-78" calcext:value-type="float">
            <text:p>-7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96875" calcext:value-type="float">
            <text:p>-75.96875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84375" calcext:value-type="float">
            <text:p>-75.484375</text:p>
          </table:table-cell>
          <table:table-cell/>
          <table:table-cell office:value-type="float" office:value="-77" calcext:value-type="float">
            <text:p>-7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421875" calcext:value-type="float">
            <text:p>-75.2421875</text:p>
          </table:table-cell>
          <table:table-cell/>
          <table:table-cell office:value-type="float" office:value="-76.5" calcext:value-type="float">
            <text:p>-76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62109375" calcext:value-type="float">
            <text:p>-74.62109375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10546875" calcext:value-type="float">
            <text:p>-74.310546875</text:p>
          </table:table-cell>
          <table:table-cell/>
          <table:table-cell office:value-type="float" office:value="-75.5" calcext:value-type="float">
            <text:p>-75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552734375" calcext:value-type="float">
            <text:p>-74.1552734375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5.57763671875" calcext:value-type="float">
            <text:p>-75.57763671875</text:p>
          </table:table-cell>
          <table:table-cell/>
          <table:table-cell office:value-type="float" office:value="-74.5" calcext:value-type="float">
            <text:p>-74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6.788818359375" calcext:value-type="float">
            <text:p>-76.788818359375</text:p>
          </table:table-cell>
          <table:table-cell/>
          <table:table-cell office:value-type="float" office:value="-74" calcext:value-type="float">
            <text:p>-74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3944091796875" calcext:value-type="float">
            <text:p>-77.3944091796875</text:p>
          </table:table-cell>
          <table:table-cell/>
          <table:table-cell office:value-type="float" office:value="-73.5" calcext:value-type="float">
            <text:p>-73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6972045898438" calcext:value-type="float">
            <text:p>-77.6972045898438</text:p>
          </table:table-cell>
          <table:table-cell/>
          <table:table-cell office:value-type="float" office:value="-73" calcext:value-type="float">
            <text:p>-7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3486022949219" calcext:value-type="float">
            <text:p>-77.3486022949219</text:p>
          </table:table-cell>
          <table:table-cell/>
          <table:table-cell office:value-type="float" office:value="-72.5" calcext:value-type="float">
            <text:p>-72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6743011474609" calcext:value-type="float">
            <text:p>-77.6743011474609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7.3371505737305" calcext:value-type="float">
            <text:p>-77.3371505737305</text:p>
          </table:table-cell>
          <table:table-cell/>
          <table:table-cell office:value-type="float" office:value="-71.5" calcext:value-type="float">
            <text:p>-71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685752868652" calcext:value-type="float">
            <text:p>-77.1685752868652</text:p>
          </table:table-cell>
          <table:table-cell/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6.0842876434326" calcext:value-type="float">
            <text:p>-76.0842876434326</text:p>
          </table:table-cell>
          <table:table-cell/>
          <table:table-cell office:value-type="float" office:value="-70.5" calcext:value-type="float">
            <text:p>-70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5421438217163" calcext:value-type="float">
            <text:p>-75.5421438217163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710719108582" calcext:value-type="float">
            <text:p>-75.2710719108582</text:p>
          </table:table-cell>
          <table:table-cell table:number-columns-repeated="5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355359554291" calcext:value-type="float">
            <text:p>-75.1355359554291</text:p>
          </table:table-cell>
          <table:table-cell table:number-columns-repeated="5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677679777145" calcext:value-type="float">
            <text:p>-75.0677679777145</text:p>
          </table:table-cell>
          <table:table-cell table:number-columns-repeated="5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338839888573" calcext:value-type="float">
            <text:p>-75.5338839888573</text:p>
          </table:table-cell>
          <table:table-cell table:number-columns-repeated="5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669419944286" calcext:value-type="float">
            <text:p>-75.766941994428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834709972143" calcext:value-type="float">
            <text:p>-75.8834709972143</text:p>
          </table:table-cell>
          <table:table-cell table:number-columns-repeated="5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9417354986072" calcext:value-type="float">
            <text:p>-75.9417354986072</text:p>
          </table:table-cell>
          <table:table-cell table:number-columns-repeated="5"/>
        </table:table-row>
        <table:table-row table:style-name="ro1">
          <table:table-cell office:value-type="float" office:value="29.4" calcext:value-type="float">
            <text:p>29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08677493036" calcext:value-type="float">
            <text:p>-75.9708677493036</text:p>
          </table:table-cell>
          <table:table-cell table:number-columns-repeated="5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4854338746518" calcext:value-type="float">
            <text:p>-76.4854338746518</text:p>
          </table:table-cell>
          <table:table-cell table:number-columns-repeated="5"/>
        </table:table-row>
        <table:table-row table:style-name="ro1">
          <table:table-cell office:value-type="float" office:value="29.8" calcext:value-type="float">
            <text:p>29.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427169373259" calcext:value-type="float">
            <text:p>-76.742716937325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8713584686629" calcext:value-type="float">
            <text:p>-75.8713584686629</text:p>
          </table:table-cell>
          <table:table-cell table:number-columns-repeated="5"/>
        </table:table-row>
        <table:table-row table:style-name="ro1">
          <table:table-cell office:value-type="float" office:value="30.2" calcext:value-type="float">
            <text:p>30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356792343315" calcext:value-type="float">
            <text:p>-75.4356792343315</text:p>
          </table:table-cell>
          <table:table-cell table:number-columns-repeated="5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2178396171657" calcext:value-type="float">
            <text:p>-75.2178396171657</text:p>
          </table:table-cell>
          <table:table-cell table:number-columns-repeated="5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089198085829" calcext:value-type="float">
            <text:p>-74.6089198085829</text:p>
          </table:table-cell>
          <table:table-cell table:number-columns-repeated="5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3044599042914" calcext:value-type="float">
            <text:p>-74.30445990429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6522299521457" calcext:value-type="float">
            <text:p>-74.6522299521457</text:p>
          </table:table-cell>
          <table:table-cell table:number-columns-repeated="5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261149760729" calcext:value-type="float">
            <text:p>-74.3261149760729</text:p>
          </table:table-cell>
          <table:table-cell table:number-columns-repeated="5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630574880364" calcext:value-type="float">
            <text:p>-74.1630574880364</text:p>
          </table:table-cell>
          <table:table-cell table:number-columns-repeated="5"/>
        </table:table-row>
        <table:table-row table:style-name="ro1">
          <table:table-cell office:value-type="float" office:value="31.6" calcext:value-type="float">
            <text:p>31.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815287440182" calcext:value-type="float">
            <text:p>-74.0815287440182</text:p>
          </table:table-cell>
          <table:table-cell table:number-columns-repeated="5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407643720091" calcext:value-type="float">
            <text:p>-74.040764372009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203821860046" calcext:value-type="float">
            <text:p>-74.0203821860046</text:p>
          </table:table-cell>
          <table:table-cell table:number-columns-repeated="5"/>
        </table:table-row>
        <table:table-row table:style-name="ro1">
          <table:table-cell office:value-type="float" office:value="32.2" calcext:value-type="float">
            <text:p>32.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01910930023" calcext:value-type="float">
            <text:p>-74.0101910930023</text:p>
          </table:table-cell>
          <table:table-cell table:number-columns-repeated="5"/>
        </table:table-row>
        <table:table-row table:style-name="ro1">
          <table:table-cell office:value-type="float" office:value="32.4" calcext:value-type="float">
            <text:p>32.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50955465011" calcext:value-type="float">
            <text:p>-74.0050955465011</text:p>
          </table:table-cell>
          <table:table-cell table:number-columns-repeated="5"/>
        </table:table-row>
        <table:table-row table:style-name="ro1">
          <table:table-cell office:value-type="float" office:value="32.6" calcext:value-type="float">
            <text:p>32.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25477732506" calcext:value-type="float">
            <text:p>-74.0025477732506</text:p>
          </table:table-cell>
          <table:table-cell table:number-columns-repeated="5"/>
        </table:table-row>
        <table:table-row table:style-name="ro1">
          <table:table-cell office:value-type="float" office:value="32.8" calcext:value-type="float">
            <text:p>32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012738866253" calcext:value-type="float">
            <text:p>-74.501273886625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2506369433126" calcext:value-type="float">
            <text:p>-75.2506369433126</text:p>
          </table:table-cell>
          <table:table-cell table:number-columns-repeated="5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6253184716563" calcext:value-type="float">
            <text:p>-75.6253184716563</text:p>
          </table:table-cell>
          <table:table-cell table:number-columns-repeated="5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8126592358282" calcext:value-type="float">
            <text:p>-74.8126592358282</text:p>
          </table:table-cell>
          <table:table-cell table:number-columns-repeated="5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4063296179141" calcext:value-type="float">
            <text:p>-74.4063296179141</text:p>
          </table:table-cell>
          <table:table-cell table:number-columns-repeated="5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203164808957" calcext:value-type="float">
            <text:p>-74.20316480895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015824044785" calcext:value-type="float">
            <text:p>-74.1015824044785</text:p>
          </table:table-cell>
          <table:table-cell table:number-columns-repeated="5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507912022393" calcext:value-type="float">
            <text:p>-74.5507912022393</text:p>
          </table:table-cell>
          <table:table-cell table:number-columns-repeated="5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5.7753956011196" calcext:value-type="float">
            <text:p>-75.7753956011196</text:p>
          </table:table-cell>
          <table:table-cell table:number-columns-repeated="5"/>
        </table:table-row>
        <table:table-row table:style-name="ro1">
          <table:table-cell office:value-type="float" office:value="34.6" calcext:value-type="float">
            <text:p>34.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8876978005598" calcext:value-type="float">
            <text:p>-76.8876978005598</text:p>
          </table:table-cell>
          <table:table-cell table:number-columns-repeated="5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9438489002799" calcext:value-type="float">
            <text:p>-76.943848900279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7192445014" calcext:value-type="float">
            <text:p>-77.47192445014</text:p>
          </table:table-cell>
          <table:table-cell table:number-columns-repeated="5"/>
        </table:table-row>
        <table:table-row table:style-name="ro1">
          <table:table-cell office:value-type="float" office:value="35.2" calcext:value-type="float">
            <text:p>35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3596222507" calcext:value-type="float">
            <text:p>-77.23596222507</text:p>
          </table:table-cell>
          <table:table-cell table:number-columns-repeated="5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617981112535" calcext:value-type="float">
            <text:p>-76.617981112535</text:p>
          </table:table-cell>
          <table:table-cell table:number-columns-repeated="5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3089905562675" calcext:value-type="float">
            <text:p>-76.3089905562675</text:p>
          </table:table-cell>
          <table:table-cell table:number-columns-repeated="5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1544952781338" calcext:value-type="float">
            <text:p>-76.154495278133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772476390669" calcext:value-type="float">
            <text:p>-76.0772476390669</text:p>
          </table:table-cell>
          <table:table-cell table:number-columns-repeated="5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5386238195334" calcext:value-type="float">
            <text:p>-75.5386238195334</text:p>
          </table:table-cell>
          <table:table-cell table:number-columns-repeated="5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2693119097667" calcext:value-type="float">
            <text:p>-75.2693119097667</text:p>
          </table:table-cell>
          <table:table-cell table:number-columns-repeated="5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346559548834" calcext:value-type="float">
            <text:p>-75.1346559548834</text:p>
          </table:table-cell>
          <table:table-cell table:number-columns-repeated="5"/>
        </table:table-row>
        <table:table-row table:style-name="ro1">
          <table:table-cell office:value-type="float" office:value="36.8" calcext:value-type="float">
            <text:p>36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673279774417" calcext:value-type="float">
            <text:p>-75.06732797744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336639887208" calcext:value-type="float">
            <text:p>-74.5336639887208</text:p>
          </table:table-cell>
          <table:table-cell table:number-columns-repeated="5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668319943604" calcext:value-type="float">
            <text:p>-74.7668319943604</text:p>
          </table:table-cell>
          <table:table-cell table:number-columns-repeated="5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5.8834159971802" calcext:value-type="float">
            <text:p>-75.8834159971802</text:p>
          </table:table-cell>
          <table:table-cell table:number-columns-repeated="5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417079985901" calcext:value-type="float">
            <text:p>-75.4417079985901</text:p>
          </table:table-cell>
          <table:table-cell table:number-columns-repeated="5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2208539992951" calcext:value-type="float">
            <text:p>-75.220853999295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1104269996475" calcext:value-type="float">
            <text:p>-76.1104269996475</text:p>
          </table:table-cell>
          <table:table-cell table:number-columns-repeated="5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0552134998238" calcext:value-type="float">
            <text:p>-77.0552134998238</text:p>
          </table:table-cell>
          <table:table-cell table:number-columns-repeated="5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0276067499119" calcext:value-type="float">
            <text:p>-77.0276067499119</text:p>
          </table:table-cell>
          <table:table-cell table:number-columns-repeated="5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7.0138033749559" calcext:value-type="float">
            <text:p>-77.0138033749559</text:p>
          </table:table-cell>
          <table:table-cell table:number-columns-repeated="5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06901687478" calcext:value-type="float">
            <text:p>-77.00690168747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03450843739" calcext:value-type="float">
            <text:p>-77.003450843739</text:p>
          </table:table-cell>
          <table:table-cell table:number-columns-repeated="5"/>
        </table:table-row>
        <table:table-row table:style-name="ro1">
          <table:table-cell office:value-type="float" office:value="39.2" calcext:value-type="float">
            <text:p>39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17254218695" calcext:value-type="float">
            <text:p>-77.0017254218695</text:p>
          </table:table-cell>
          <table:table-cell table:number-columns-repeated="5"/>
        </table:table-row>
        <table:table-row table:style-name="ro1">
          <table:table-cell office:value-type="float" office:value="39.4" calcext:value-type="float">
            <text:p>39.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5008627109347" calcext:value-type="float">
            <text:p>-75.5008627109347</text:p>
          </table:table-cell>
          <table:table-cell table:number-columns-repeated="5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504313554674" calcext:value-type="float">
            <text:p>-75.7504313554674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.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752156777337" calcext:value-type="float">
            <text:p>-74.875215677733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.9376078388668" calcext:value-type="float">
            <text:p>-74.9376078388668</text:p>
          </table:table-cell>
          <table:table-cell table:number-columns-repeated="5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9688039194334" calcext:value-type="float">
            <text:p>-74.9688039194334</text:p>
          </table:table-cell>
          <table:table-cell table:number-columns-repeated="5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9844019597167" calcext:value-type="float">
            <text:p>-74.9844019597167</text:p>
          </table:table-cell>
          <table:table-cell table:number-columns-repeated="5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9922009798584" calcext:value-type="float">
            <text:p>-74.9922009798584</text:p>
          </table:table-cell>
          <table:table-cell table:number-columns-repeated="5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961004899292" calcext:value-type="float">
            <text:p>-75.496100489929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7480502449646" calcext:value-type="float">
            <text:p>-75.7480502449646</text:p>
          </table:table-cell>
          <table:table-cell table:number-columns-repeated="5"/>
        </table:table-row>
        <table:table-row table:style-name="ro1">
          <table:table-cell office:value-type="float" office:value="41.2" calcext:value-type="float">
            <text:p>41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740251224823" calcext:value-type="float">
            <text:p>-75.3740251224823</text:p>
          </table:table-cell>
          <table:table-cell table:number-columns-repeated="5"/>
        </table:table-row>
        <table:table-row table:style-name="ro1">
          <table:table-cell office:value-type="float" office:value="41.4" calcext:value-type="float">
            <text:p>41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6870125612412" calcext:value-type="float">
            <text:p>-75.6870125612412</text:p>
          </table:table-cell>
          <table:table-cell table:number-columns-repeated="5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3435062806206" calcext:value-type="float">
            <text:p>-75.3435062806206</text:p>
          </table:table-cell>
          <table:table-cell table:number-columns-repeated="5"/>
        </table:table-row>
        <table:table-row table:style-name="ro1">
          <table:table-cell office:value-type="float" office:value="41.8" calcext:value-type="float">
            <text:p>41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717531403103" calcext:value-type="float">
            <text:p>-75.17175314031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858765701551" calcext:value-type="float">
            <text:p>-75.5858765701551</text:p>
          </table:table-cell>
          <table:table-cell table:number-columns-repeated="5"/>
        </table:table-row>
        <table:table-row table:style-name="ro1">
          <table:table-cell office:value-type="float" office:value="42.2" calcext:value-type="float">
            <text:p>42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2929382850776" calcext:value-type="float">
            <text:p>-76.2929382850776</text:p>
          </table:table-cell>
          <table:table-cell table:number-columns-repeated="5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7.1464691425388" calcext:value-type="float">
            <text:p>-77.1464691425388</text:p>
          </table:table-cell>
          <table:table-cell table:number-columns-repeated="5"/>
        </table:table-row>
        <table:table-row table:style-name="ro1">
          <table:table-cell office:value-type="float" office:value="42.6" calcext:value-type="float">
            <text:p>42.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5732345712694" calcext:value-type="float">
            <text:p>-77.5732345712694</text:p>
          </table:table-cell>
          <table:table-cell table:number-columns-repeated="5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2866172856347" calcext:value-type="float">
            <text:p>-77.286617285634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433086428173" calcext:value-type="float">
            <text:p>-77.1433086428173</text:p>
          </table:table-cell>
          <table:table-cell table:number-columns-repeated="5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5716543214087" calcext:value-type="float">
            <text:p>-76.5716543214087</text:p>
          </table:table-cell>
          <table:table-cell table:number-columns-repeated="5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2858271607044" calcext:value-type="float">
            <text:p>-76.2858271607044</text:p>
          </table:table-cell>
          <table:table-cell table:number-columns-repeated="5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1429135803522" calcext:value-type="float">
            <text:p>-76.1429135803522</text:p>
          </table:table-cell>
          <table:table-cell table:number-columns-repeated="5"/>
        </table:table-row>
        <table:table-row table:style-name="ro1">
          <table:table-cell office:value-type="float" office:value="43.8" calcext:value-type="float">
            <text:p>43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714567901761" calcext:value-type="float">
            <text:p>-76.07145679017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035728395088" calcext:value-type="float">
            <text:p>-76.035728395088</text:p>
          </table:table-cell>
          <table:table-cell table:number-columns-repeated="5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017864197544" calcext:value-type="float">
            <text:p>-76.017864197544</text:p>
          </table:table-cell>
          <table:table-cell table:number-columns-repeated="5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508932098772" calcext:value-type="float">
            <text:p>-75.508932098772</text:p>
          </table:table-cell>
          <table:table-cell table:number-columns-repeated="5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754466049386" calcext:value-type="float">
            <text:p>-74.754466049386</text:p>
          </table:table-cell>
          <table:table-cell table:number-columns-repeated="5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877233024693" calcext:value-type="float">
            <text:p>-74.87723302469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4386165123465" calcext:value-type="float">
            <text:p>-74.4386165123465</text:p>
          </table:table-cell>
          <table:table-cell table:number-columns-repeated="5"/>
        </table:table-row>
        <table:table-row table:style-name="ro1">
          <table:table-cell office:value-type="float" office:value="45.2" calcext:value-type="float">
            <text:p>45.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193082561733" calcext:value-type="float">
            <text:p>-74.2193082561733</text:p>
          </table:table-cell>
          <table:table-cell table:number-columns-repeated="5"/>
        </table:table-row>
        <table:table-row table:style-name="ro1">
          <table:table-cell office:value-type="float" office:value="45.4" calcext:value-type="float">
            <text:p>45.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096541280866" calcext:value-type="float">
            <text:p>-74.1096541280866</text:p>
          </table:table-cell>
          <table:table-cell table:number-columns-repeated="5"/>
        </table:table-row>
        <table:table-row table:style-name="ro1">
          <table:table-cell office:value-type="float" office:value="45.6" calcext:value-type="float">
            <text:p>45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5548270640433" calcext:value-type="float">
            <text:p>-75.5548270640433</text:p>
          </table:table-cell>
          <table:table-cell table:number-columns-repeated="5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7774135320217" calcext:value-type="float">
            <text:p>-75.777413532021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8887067660108" calcext:value-type="float">
            <text:p>-75.8887067660108</text:p>
          </table:table-cell>
          <table:table-cell table:number-columns-repeated="5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9443533830054" calcext:value-type="float">
            <text:p>-75.9443533830054</text:p>
          </table:table-cell>
          <table:table-cell table:number-columns-repeated="5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721766915027" calcext:value-type="float">
            <text:p>-75.9721766915027</text:p>
          </table:table-cell>
          <table:table-cell table:number-columns-repeated="5"/>
        </table:table-row>
        <table:table-row table:style-name="ro1">
          <table:table-cell office:value-type="float" office:value="46.6" calcext:value-type="float">
            <text:p>46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860883457514" calcext:value-type="float">
            <text:p>-75.9860883457514</text:p>
          </table:table-cell>
          <table:table-cell table:number-columns-repeated="5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4930441728757" calcext:value-type="float">
            <text:p>-76.493044172875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2465220864378" calcext:value-type="float">
            <text:p>-77.2465220864378</text:p>
          </table:table-cell>
          <table:table-cell table:number-columns-repeated="5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6232610432189" calcext:value-type="float">
            <text:p>-77.6232610432189</text:p>
          </table:table-cell>
          <table:table-cell table:number-columns-repeated="5"/>
        </table:table-row>
        <table:table-row table:style-name="ro1">
          <table:table-cell office:value-type="float" office:value="47.4" calcext:value-type="float">
            <text:p>47.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116305216095" calcext:value-type="float">
            <text:p>-77.8116305216095</text:p>
          </table:table-cell>
          <table:table-cell table:number-columns-repeated="5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058152608047" calcext:value-type="float">
            <text:p>-77.4058152608047</text:p>
          </table:table-cell>
          <table:table-cell table:number-columns-repeated="5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7029076304024" calcext:value-type="float">
            <text:p>-76.702907630402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3514538152012" calcext:value-type="float">
            <text:p>-76.3514538152012</text:p>
          </table:table-cell>
          <table:table-cell table:number-columns-repeated="5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6757269076006" calcext:value-type="float">
            <text:p>-75.6757269076006</text:p>
          </table:table-cell>
          <table:table-cell table:number-columns-repeated="5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3378634538003" calcext:value-type="float">
            <text:p>-75.3378634538003</text:p>
          </table:table-cell>
          <table:table-cell table:number-columns-repeated="5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689317269002" calcext:value-type="float">
            <text:p>-75.1689317269002</text:p>
          </table:table-cell>
          <table:table-cell table:number-columns-repeated="5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0844658634501" calcext:value-type="float">
            <text:p>-75.084465863450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42232931725" calcext:value-type="float">
            <text:p>-75.042232931725</text:p>
          </table:table-cell>
          <table:table-cell table:number-columns-repeated="5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211164658625" calcext:value-type="float">
            <text:p>-75.0211164658625</text:p>
          </table:table-cell>
          <table:table-cell table:number-columns-repeated="5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105582329313" calcext:value-type="float">
            <text:p>-75.0105582329313</text:p>
          </table:table-cell>
          <table:table-cell table:number-columns-repeated="5"/>
        </table:table-row>
        <table:table-row table:style-name="ro1">
          <table:table-cell office:value-type="float" office:value="49.6" calcext:value-type="float">
            <text:p>49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52791164656" calcext:value-type="float">
            <text:p>-75.0052791164656</text:p>
          </table:table-cell>
          <table:table-cell table:number-columns-repeated="5"/>
        </table:table-row>
        <table:table-row table:style-name="ro1">
          <table:table-cell office:value-type="float" office:value="49.8" calcext:value-type="float">
            <text:p>49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26395582328" calcext:value-type="float">
            <text:p>-75.00263955823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5013197791164" calcext:value-type="float">
            <text:p>-75.5013197791164</text:p>
          </table:table-cell>
          <table:table-cell table:number-columns-repeated="5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2506598895582" calcext:value-type="float">
            <text:p>-75.2506598895582</text:p>
          </table:table-cell>
          <table:table-cell table:number-columns-repeated="5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6253299447791" calcext:value-type="float">
            <text:p>-75.6253299447791</text:p>
          </table:table-cell>
          <table:table-cell table:number-columns-repeated="5"/>
        </table:table-row>
        <table:table-row table:style-name="ro1">
          <table:table-cell office:value-type="float" office:value="50.6" calcext:value-type="float">
            <text:p>50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126649723896" calcext:value-type="float">
            <text:p>-75.8126649723896</text:p>
          </table:table-cell>
          <table:table-cell table:number-columns-repeated="5"/>
        </table:table-row>
        <table:table-row table:style-name="ro1">
          <table:table-cell office:value-type="float" office:value="50.8" calcext:value-type="float">
            <text:p>50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063324861948" calcext:value-type="float">
            <text:p>-75.906332486194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9531662430974" calcext:value-type="float">
            <text:p>-75.9531662430974</text:p>
          </table:table-cell>
          <table:table-cell table:number-columns-repeated="5"/>
        </table:table-row>
        <table:table-row table:style-name="ro1">
          <table:table-cell office:value-type="float" office:value="51.2" calcext:value-type="float">
            <text:p>51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65831215487" calcext:value-type="float">
            <text:p>-75.9765831215487</text:p>
          </table:table-cell>
          <table:table-cell table:number-columns-repeated="5"/>
        </table:table-row>
        <table:table-row table:style-name="ro1">
          <table:table-cell office:value-type="float" office:value="51.4" calcext:value-type="float">
            <text:p>51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882915607743" calcext:value-type="float">
            <text:p>-75.9882915607743</text:p>
          </table:table-cell>
          <table:table-cell table:number-columns-repeated="5"/>
        </table:table-row>
        <table:table-row table:style-name="ro1">
          <table:table-cell office:value-type="float" office:value="51.6" calcext:value-type="float">
            <text:p>51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4941457803872" calcext:value-type="float">
            <text:p>-76.4941457803872</text:p>
          </table:table-cell>
          <table:table-cell table:number-columns-repeated="5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7470728901936" calcext:value-type="float">
            <text:p>-76.747072890193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735364450968" calcext:value-type="float">
            <text:p>-76.8735364450968</text:p>
          </table:table-cell>
          <table:table-cell table:number-columns-repeated="5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9367682225484" calcext:value-type="float">
            <text:p>-76.9367682225484</text:p>
          </table:table-cell>
          <table:table-cell table:number-columns-repeated="5"/>
        </table:table-row>
        <table:table-row table:style-name="ro1">
          <table:table-cell office:value-type="float" office:value="52.4" calcext:value-type="float">
            <text:p>52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683841112742" calcext:value-type="float">
            <text:p>-76.9683841112742</text:p>
          </table:table-cell>
          <table:table-cell table:number-columns-repeated="5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5.4841920556371" calcext:value-type="float">
            <text:p>-75.4841920556371</text:p>
          </table:table-cell>
          <table:table-cell table:number-columns-repeated="5"/>
        </table:table-row>
        <table:table-row table:style-name="ro1">
          <table:table-cell office:value-type="float" office:value="52.8" calcext:value-type="float">
            <text:p>52.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2420960278186" calcext:value-type="float">
            <text:p>-74.242096027818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1210480139093" calcext:value-type="float">
            <text:p>-74.1210480139093</text:p>
          </table:table-cell>
          <table:table-cell table:number-columns-repeated="5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605240069546" calcext:value-type="float">
            <text:p>-74.0605240069546</text:p>
          </table:table-cell>
          <table:table-cell table:number-columns-repeated="5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302620034773" calcext:value-type="float">
            <text:p>-74.5302620034773</text:p>
          </table:table-cell>
          <table:table-cell table:number-columns-repeated="5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651310017387" calcext:value-type="float">
            <text:p>-74.7651310017387</text:p>
          </table:table-cell>
          <table:table-cell table:number-columns-repeated="5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3825655008693" calcext:value-type="float">
            <text:p>-75.382565500869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6912827504347" calcext:value-type="float">
            <text:p>-75.6912827504347</text:p>
          </table:table-cell>
          <table:table-cell table:number-columns-repeated="5"/>
        </table:table-row>
        <table:table-row table:style-name="ro1">
          <table:table-cell office:value-type="float" office:value="54.2" calcext:value-type="float">
            <text:p>54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456413752173" calcext:value-type="float">
            <text:p>-75.3456413752173</text:p>
          </table:table-cell>
          <table:table-cell table:number-columns-repeated="5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6728206876087" calcext:value-type="float">
            <text:p>-75.6728206876087</text:p>
          </table:table-cell>
          <table:table-cell table:number-columns-repeated="5"/>
        </table:table-row>
        <table:table-row table:style-name="ro1">
          <table:table-cell office:value-type="float" office:value="54.6" calcext:value-type="float">
            <text:p>54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364103438043" calcext:value-type="float">
            <text:p>-75.8364103438043</text:p>
          </table:table-cell>
          <table:table-cell table:number-columns-repeated="5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4182051719022" calcext:value-type="float">
            <text:p>-75.41820517190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091025859511" calcext:value-type="float">
            <text:p>-75.2091025859511</text:p>
          </table:table-cell>
          <table:table-cell table:number-columns-repeated="5"/>
        </table:table-row>
        <table:table-row table:style-name="ro1">
          <table:table-cell office:value-type="float" office:value="55.2" calcext:value-type="float">
            <text:p>55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6045512929755" calcext:value-type="float">
            <text:p>-75.6045512929755</text:p>
          </table:table-cell>
          <table:table-cell table:number-columns-repeated="5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3022756464878" calcext:value-type="float">
            <text:p>-75.3022756464878</text:p>
          </table:table-cell>
          <table:table-cell table:number-columns-repeated="5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511378232439" calcext:value-type="float">
            <text:p>-75.1511378232439</text:p>
          </table:table-cell>
          <table:table-cell table:number-columns-repeated="5"/>
        </table:table-row>
        <table:table-row table:style-name="ro1">
          <table:table-cell office:value-type="float" office:value="55.8" calcext:value-type="float">
            <text:p>55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755689116219" calcext:value-type="float">
            <text:p>-75.075568911621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37784455811" calcext:value-type="float">
            <text:p>-75.037784455811</text:p>
          </table:table-cell>
          <table:table-cell table:number-columns-repeated="5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5188922279055" calcext:value-type="float">
            <text:p>-74.5188922279055</text:p>
          </table:table-cell>
          <table:table-cell table:number-columns-repeated="5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2594461139528" calcext:value-type="float">
            <text:p>-74.2594461139528</text:p>
          </table:table-cell>
          <table:table-cell table:number-columns-repeated="5"/>
        </table:table-row>
        <table:table-row table:style-name="ro1">
          <table:table-cell office:value-type="float" office:value="56.6" calcext:value-type="float">
            <text:p>56.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297230569764" calcext:value-type="float">
            <text:p>-74.1297230569764</text:p>
          </table:table-cell>
          <table:table-cell table:number-columns-repeated="5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0648615284882" calcext:value-type="float">
            <text:p>-75.064861528488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5324307642441" calcext:value-type="float">
            <text:p>-75.5324307642441</text:p>
          </table:table-cell>
          <table:table-cell table:number-columns-repeated="5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7662153821221" calcext:value-type="float">
            <text:p>-75.7662153821221</text:p>
          </table:table-cell>
          <table:table-cell table:number-columns-repeated="5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383107691061" calcext:value-type="float">
            <text:p>-76.383107691061</text:p>
          </table:table-cell>
          <table:table-cell table:number-columns-repeated="5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6915538455305" calcext:value-type="float">
            <text:p>-76.6915538455305</text:p>
          </table:table-cell>
          <table:table-cell table:number-columns-repeated="5"/>
        </table:table-row>
        <table:table-row table:style-name="ro1">
          <table:table-cell office:value-type="float" office:value="57.8" calcext:value-type="float">
            <text:p>57.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457769227653" calcext:value-type="float">
            <text:p>-76.845776922765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228884613826" calcext:value-type="float">
            <text:p>-76.4228884613826</text:p>
          </table:table-cell>
          <table:table-cell table:number-columns-repeated="5"/>
        </table:table-row>
        <table:table-row table:style-name="ro1">
          <table:table-cell office:value-type="float" office:value="58.2" calcext:value-type="float">
            <text:p>58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114442306913" calcext:value-type="float">
            <text:p>-76.7114442306913</text:p>
          </table:table-cell>
          <table:table-cell table:number-columns-repeated="5"/>
        </table:table-row>
        <table:table-row table:style-name="ro1">
          <table:table-cell office:value-type="float" office:value="58.4" calcext:value-type="float">
            <text:p>58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3557221153457" calcext:value-type="float">
            <text:p>-76.3557221153457</text:p>
          </table:table-cell>
          <table:table-cell table:number-columns-repeated="5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6778610576728" calcext:value-type="float">
            <text:p>-75.6778610576728</text:p>
          </table:table-cell>
          <table:table-cell table:number-columns-repeated="5"/>
        </table:table-row>
        <table:table-row table:style-name="ro1">
          <table:table-cell office:value-type="float" office:value="58.8" calcext:value-type="float">
            <text:p>58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389305288364" calcext:value-type="float">
            <text:p>-75.338930528836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1694652644182" calcext:value-type="float">
            <text:p>-75.1694652644182</text:p>
          </table:table-cell>
          <table:table-cell table:number-columns-repeated="5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5847326322091" calcext:value-type="float">
            <text:p>-74.5847326322091</text:p>
          </table:table-cell>
          <table:table-cell table:number-columns-repeated="5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923663161046" calcext:value-type="float">
            <text:p>-74.2923663161046</text:p>
          </table:table-cell>
          <table:table-cell table:number-columns-repeated="5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1461831580523" calcext:value-type="float">
            <text:p>-75.1461831580523</text:p>
          </table:table-cell>
          <table:table-cell table:number-columns-repeated="5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5730915790261" calcext:value-type="float">
            <text:p>-74.573091579026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865457895131" calcext:value-type="float">
            <text:p>-74.2865457895131</text:p>
          </table:table-cell>
          <table:table-cell table:number-columns-repeated="5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1432728947565" calcext:value-type="float">
            <text:p>-75.1432728947565</text:p>
          </table:table-cell>
          <table:table-cell table:number-columns-repeated="5"/>
        </table:table-row>
        <table:table-row table:style-name="ro1">
          <table:table-cell office:value-type="float" office:value="60.4" calcext:value-type="float">
            <text:p>60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716364473783" calcext:value-type="float">
            <text:p>-75.5716364473783</text:p>
          </table:table-cell>
          <table:table-cell table:number-columns-repeated="5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7858182236891" calcext:value-type="float">
            <text:p>-75.7858182236891</text:p>
          </table:table-cell>
          <table:table-cell table:number-columns-repeated="5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3929091118446" calcext:value-type="float">
            <text:p>-76.392909111844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6964545559223" calcext:value-type="float">
            <text:p>-76.6964545559223</text:p>
          </table:table-cell>
          <table:table-cell table:number-columns-repeated="5"/>
        </table:table-row>
        <table:table-row table:style-name="ro1">
          <table:table-cell office:value-type="float" office:value="61.2" calcext:value-type="float">
            <text:p>61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482272779611" calcext:value-type="float">
            <text:p>-76.8482272779611</text:p>
          </table:table-cell>
          <table:table-cell table:number-columns-repeated="5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9241136389806" calcext:value-type="float">
            <text:p>-75.9241136389806</text:p>
          </table:table-cell>
          <table:table-cell table:number-columns-repeated="5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4620568194903" calcext:value-type="float">
            <text:p>-75.4620568194903</text:p>
          </table:table-cell>
          <table:table-cell table:number-columns-repeated="5"/>
        </table:table-row>
        <table:table-row table:style-name="ro1">
          <table:table-cell office:value-type="float" office:value="61.8" calcext:value-type="float">
            <text:p>61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310284097451" calcext:value-type="float">
            <text:p>-75.231028409745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155142048726" calcext:value-type="float">
            <text:p>-75.1155142048726</text:p>
          </table:table-cell>
          <table:table-cell table:number-columns-repeated="5"/>
        </table:table-row>
        <table:table-row table:style-name="ro1">
          <table:table-cell office:value-type="float" office:value="62.2" calcext:value-type="float">
            <text:p>62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577571024363" calcext:value-type="float">
            <text:p>-75.0577571024363</text:p>
          </table:table-cell>
          <table:table-cell table:number-columns-repeated="5"/>
        </table:table-row>
        <table:table-row table:style-name="ro1">
          <table:table-cell office:value-type="float" office:value="62.4" calcext:value-type="float">
            <text:p>62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288785512181" calcext:value-type="float">
            <text:p>-75.0288785512181</text:p>
          </table:table-cell>
          <table:table-cell table:number-columns-repeated="5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5144392756091" calcext:value-type="float">
            <text:p>-75.5144392756091</text:p>
          </table:table-cell>
          <table:table-cell table:number-columns-repeated="5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572196378045" calcext:value-type="float">
            <text:p>-75.757219637804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8786098189023" calcext:value-type="float">
            <text:p>-75.8786098189023</text:p>
          </table:table-cell>
          <table:table-cell table:number-columns-repeated="5"/>
        </table:table-row>
        <table:table-row table:style-name="ro1">
          <table:table-cell office:value-type="float" office:value="63.2" calcext:value-type="float">
            <text:p>63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393049094511" calcext:value-type="float">
            <text:p>-75.9393049094511</text:p>
          </table:table-cell>
          <table:table-cell table:number-columns-repeated="5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4696524547256" calcext:value-type="float">
            <text:p>-75.4696524547256</text:p>
          </table:table-cell>
          <table:table-cell table:number-columns-repeated="5"/>
        </table:table-row>
        <table:table-row table:style-name="ro1">
          <table:table-cell office:value-type="float" office:value="63.6" calcext:value-type="float">
            <text:p>63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348262273628" calcext:value-type="float">
            <text:p>-75.2348262273628</text:p>
          </table:table-cell>
          <table:table-cell table:number-columns-repeated="5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1174131136814" calcext:value-type="float">
            <text:p>-75.117413113681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5587065568407" calcext:value-type="float">
            <text:p>-74.5587065568407</text:p>
          </table:table-cell>
          <table:table-cell table:number-columns-repeated="5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793532784204" calcext:value-type="float">
            <text:p>-74.7793532784204</text:p>
          </table:table-cell>
          <table:table-cell table:number-columns-repeated="5"/>
        </table:table-row>
        <table:table-row table:style-name="ro1">
          <table:table-cell office:value-type="float" office:value="64.4" calcext:value-type="float">
            <text:p>64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896766392102" calcext:value-type="float">
            <text:p>-74.8896766392102</text:p>
          </table:table-cell>
          <table:table-cell table:number-columns-repeated="5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448383196051" calcext:value-type="float">
            <text:p>-75.4448383196051</text:p>
          </table:table-cell>
          <table:table-cell table:number-columns-repeated="5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2224191598025" calcext:value-type="float">
            <text:p>-76.22241915980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6112095799013" calcext:value-type="float">
            <text:p>-76.6112095799013</text:p>
          </table:table-cell>
          <table:table-cell table:number-columns-repeated="5"/>
        </table:table-row>
        <table:table-row table:style-name="ro1">
          <table:table-cell office:value-type="float" office:value="65.2" calcext:value-type="float">
            <text:p>65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056047899506" calcext:value-type="float">
            <text:p>-76.8056047899506</text:p>
          </table:table-cell>
          <table:table-cell table:number-columns-repeated="5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028023949753" calcext:value-type="float">
            <text:p>-76.9028023949753</text:p>
          </table:table-cell>
          <table:table-cell table:number-columns-repeated="5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4514011974877" calcext:value-type="float">
            <text:p>-76.4514011974877</text:p>
          </table:table-cell>
          <table:table-cell table:number-columns-repeated="5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.2257005987438" calcext:value-type="float">
            <text:p>-75.225700598743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128502993719" calcext:value-type="float">
            <text:p>-74.6128502993719</text:p>
          </table:table-cell>
          <table:table-cell table:number-columns-repeated="5"/>
        </table:table-row>
        <table:table-row table:style-name="ro1">
          <table:table-cell office:value-type="float" office:value="66.2" calcext:value-type="float">
            <text:p>66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806425149686" calcext:value-type="float">
            <text:p>-75.806425149686</text:p>
          </table:table-cell>
          <table:table-cell table:number-columns-repeated="5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403212574843" calcext:value-type="float">
            <text:p>-76.403212574843</text:p>
          </table:table-cell>
          <table:table-cell table:number-columns-repeated="5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7016062874215" calcext:value-type="float">
            <text:p>-76.7016062874215</text:p>
          </table:table-cell>
          <table:table-cell table:number-columns-repeated="5"/>
        </table:table-row>
        <table:table-row table:style-name="ro1">
          <table:table-cell office:value-type="float" office:value="66.8" calcext:value-type="float">
            <text:p>66.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508031437108" calcext:value-type="float">
            <text:p>-76.85080314371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254015718554" calcext:value-type="float">
            <text:p>-76.9254015718554</text:p>
          </table:table-cell>
          <table:table-cell table:number-columns-repeated="5"/>
        </table:table-row>
        <table:table-row table:style-name="ro1">
          <table:table-cell office:value-type="float" office:value="67.2" calcext:value-type="float">
            <text:p>67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627007859277" calcext:value-type="float">
            <text:p>-76.9627007859277</text:p>
          </table:table-cell>
          <table:table-cell table:number-columns-repeated="5"/>
        </table:table-row>
        <table:table-row table:style-name="ro1">
          <table:table-cell office:value-type="float" office:value="67.4" calcext:value-type="float">
            <text:p>67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813503929639" calcext:value-type="float">
            <text:p>-76.4813503929639</text:p>
          </table:table-cell>
          <table:table-cell table:number-columns-repeated="5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406751964819" calcext:value-type="float">
            <text:p>-76.2406751964819</text:p>
          </table:table-cell>
          <table:table-cell table:number-columns-repeated="5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120337598241" calcext:value-type="float">
            <text:p>-76.12033759824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601687991205" calcext:value-type="float">
            <text:p>-76.0601687991205</text:p>
          </table:table-cell>
          <table:table-cell table:number-columns-repeated="5"/>
        </table:table-row>
        <table:table-row table:style-name="ro1">
          <table:table-cell office:value-type="float" office:value="68.2" calcext:value-type="float">
            <text:p>68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300843995602" calcext:value-type="float">
            <text:p>-76.0300843995602</text:p>
          </table:table-cell>
          <table:table-cell table:number-columns-repeated="5"/>
        </table:table-row>
        <table:table-row table:style-name="ro1">
          <table:table-cell office:value-type="float" office:value="68.4" calcext:value-type="float">
            <text:p>68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50421997801" calcext:value-type="float">
            <text:p>-76.0150421997801</text:p>
          </table:table-cell>
          <table:table-cell table:number-columns-repeated="5"/>
        </table:table-row>
        <table:table-row table:style-name="ro1">
          <table:table-cell office:value-type="float" office:value="68.6" calcext:value-type="float">
            <text:p>68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075210998901" calcext:value-type="float">
            <text:p>-76.0075210998901</text:p>
          </table:table-cell>
          <table:table-cell table:number-columns-repeated="5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03760549945" calcext:value-type="float">
            <text:p>-76.00376054994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018802749725" calcext:value-type="float">
            <text:p>-76.0018802749725</text:p>
          </table:table-cell>
          <table:table-cell table:number-columns-repeated="5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009401374863" calcext:value-type="float">
            <text:p>-76.0009401374863</text:p>
          </table:table-cell>
          <table:table-cell table:number-columns-repeated="5"/>
        </table:table-row>
        <table:table-row table:style-name="ro1">
          <table:table-cell office:value-type="float" office:value="69.4" calcext:value-type="float">
            <text:p>69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004700687431" calcext:value-type="float">
            <text:p>-76.0004700687431</text:p>
          </table:table-cell>
          <table:table-cell table:number-columns-repeated="5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002350343716" calcext:value-type="float">
            <text:p>-76.0002350343716</text:p>
          </table:table-cell>
          <table:table-cell table:number-columns-repeated="5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5001175171858" calcext:value-type="float">
            <text:p>-75.500117517185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500587585929" calcext:value-type="float">
            <text:p>-75.2500587585929</text:p>
          </table:table-cell>
          <table:table-cell table:number-columns-repeated="5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6250293792965" calcext:value-type="float">
            <text:p>-74.6250293792965</text:p>
          </table:table-cell>
          <table:table-cell table:number-columns-repeated="5"/>
        </table:table-row>
        <table:table-row table:style-name="ro1">
          <table:table-cell office:value-type="float" office:value="70.4" calcext:value-type="float">
            <text:p>70.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125146896482" calcext:value-type="float">
            <text:p>-74.3125146896482</text:p>
          </table:table-cell>
          <table:table-cell table:number-columns-repeated="5"/>
        </table:table-row>
        <table:table-row table:style-name="ro1">
          <table:table-cell office:value-type="float" office:value="70.6" calcext:value-type="float">
            <text:p>70.6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562573448241" calcext:value-type="float">
            <text:p>-73.6562573448241</text:p>
          </table:table-cell>
          <table:table-cell table:number-columns-repeated="5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3281286724121" calcext:value-type="float">
            <text:p>-74.328128672412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664064336206" calcext:value-type="float">
            <text:p>-74.664064336206</text:p>
          </table:table-cell>
          <table:table-cell table:number-columns-repeated="5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332032168103" calcext:value-type="float">
            <text:p>-75.332032168103</text:p>
          </table:table-cell>
          <table:table-cell table:number-columns-repeated="5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1660160840515" calcext:value-type="float">
            <text:p>-76.1660160840515</text:p>
          </table:table-cell>
          <table:table-cell table:number-columns-repeated="5"/>
        </table:table-row>
        <table:table-row table:style-name="ro1">
          <table:table-cell office:value-type="float" office:value="71.6" calcext:value-type="float">
            <text:p>71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5830080420258" calcext:value-type="float">
            <text:p>-76.5830080420258</text:p>
          </table:table-cell>
          <table:table-cell table:number-columns-repeated="5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915040210129" calcext:value-type="float">
            <text:p>-76.291504021012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6457520105064" calcext:value-type="float">
            <text:p>-75.6457520105064</text:p>
          </table:table-cell>
          <table:table-cell table:number-columns-repeated="5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3228760052532" calcext:value-type="float">
            <text:p>-75.3228760052532</text:p>
          </table:table-cell>
          <table:table-cell table:number-columns-repeated="5"/>
        </table:table-row>
        <table:table-row table:style-name="ro1">
          <table:table-cell office:value-type="float" office:value="72.4" calcext:value-type="float">
            <text:p>72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614380026266" calcext:value-type="float">
            <text:p>-75.1614380026266</text:p>
          </table:table-cell>
          <table:table-cell table:number-columns-repeated="5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807190013133" calcext:value-type="float">
            <text:p>-75.0807190013133</text:p>
          </table:table-cell>
          <table:table-cell table:number-columns-repeated="5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403595006567" calcext:value-type="float">
            <text:p>-75.04035950065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201797503283" calcext:value-type="float">
            <text:p>-75.5201797503283</text:p>
          </table:table-cell>
          <table:table-cell table:number-columns-repeated="5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7600898751642" calcext:value-type="float">
            <text:p>-75.7600898751642</text:p>
          </table:table-cell>
          <table:table-cell table:number-columns-repeated="5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3800449375821" calcext:value-type="float">
            <text:p>-75.3800449375821</text:p>
          </table:table-cell>
          <table:table-cell table:number-columns-repeated="5"/>
        </table:table-row>
        <table:table-row table:style-name="ro1">
          <table:table-cell office:value-type="float" office:value="73.6" calcext:value-type="float">
            <text:p>73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90022468791" calcext:value-type="float">
            <text:p>-75.190022468791</text:p>
          </table:table-cell>
          <table:table-cell table:number-columns-repeated="5"/>
        </table:table-row>
        <table:table-row table:style-name="ro1">
          <table:table-cell office:value-type="float" office:value="73.8" calcext:value-type="float">
            <text:p>73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950112343955" calcext:value-type="float">
            <text:p>-75.595011234395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975056171978" calcext:value-type="float">
            <text:p>-75.7975056171978</text:p>
          </table:table-cell>
          <table:table-cell table:number-columns-repeated="5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8987528085989" calcext:value-type="float">
            <text:p>-75.8987528085989</text:p>
          </table:table-cell>
          <table:table-cell table:number-columns-repeated="5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493764042994" calcext:value-type="float">
            <text:p>-75.9493764042994</text:p>
          </table:table-cell>
          <table:table-cell table:number-columns-repeated="5"/>
        </table:table-row>
        <table:table-row table:style-name="ro1">
          <table:table-cell office:value-type="float" office:value="74.6" calcext:value-type="float">
            <text:p>74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46882021497" calcext:value-type="float">
            <text:p>-75.9746882021497</text:p>
          </table:table-cell>
          <table:table-cell table:number-columns-repeated="5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873441010749" calcext:value-type="float">
            <text:p>-75.987344101074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936720505374" calcext:value-type="float">
            <text:p>-75.9936720505374</text:p>
          </table:table-cell>
          <table:table-cell table:number-columns-repeated="5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9968360252687" calcext:value-type="float">
            <text:p>-74.9968360252687</text:p>
          </table:table-cell>
          <table:table-cell table:number-columns-repeated="5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4984180126344" calcext:value-type="float">
            <text:p>-74.4984180126344</text:p>
          </table:table-cell>
          <table:table-cell table:number-columns-repeated="5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2492090063172" calcext:value-type="float">
            <text:p>-74.2492090063172</text:p>
          </table:table-cell>
          <table:table-cell table:number-columns-repeated="5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246045031586" calcext:value-type="float">
            <text:p>-74.124604503158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623022515793" calcext:value-type="float">
            <text:p>-74.0623022515793</text:p>
          </table:table-cell>
          <table:table-cell table:number-columns-repeated="5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311511257897" calcext:value-type="float">
            <text:p>-74.5311511257897</text:p>
          </table:table-cell>
          <table:table-cell table:number-columns-repeated="5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5.7655755628948" calcext:value-type="float">
            <text:p>-75.7655755628948</text:p>
          </table:table-cell>
          <table:table-cell table:number-columns-repeated="5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3827877814474" calcext:value-type="float">
            <text:p>-75.3827877814474</text:p>
          </table:table-cell>
          <table:table-cell table:number-columns-repeated="5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913938907237" calcext:value-type="float">
            <text:p>-75.191393890723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956969453619" calcext:value-type="float">
            <text:p>-75.0956969453619</text:p>
          </table:table-cell>
          <table:table-cell table:number-columns-repeated="5"/>
        </table:table-row>
        <table:table-row table:style-name="ro1">
          <table:table-cell office:value-type="float" office:value="77.2" calcext:value-type="float">
            <text:p>77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0478484726809" calcext:value-type="float">
            <text:p>-76.0478484726809</text:p>
          </table:table-cell>
          <table:table-cell table:number-columns-repeated="5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239242363405" calcext:value-type="float">
            <text:p>-76.0239242363405</text:p>
          </table:table-cell>
          <table:table-cell table:number-columns-repeated="5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0119621181702" calcext:value-type="float">
            <text:p>-76.0119621181702</text:p>
          </table:table-cell>
          <table:table-cell table:number-columns-repeated="5"/>
        </table:table-row>
        <table:table-row table:style-name="ro1">
          <table:table-cell office:value-type="float" office:value="77.8" calcext:value-type="float">
            <text:p>77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5059810590851" calcext:value-type="float">
            <text:p>-75.505981059085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2529905295426" calcext:value-type="float">
            <text:p>-75.2529905295426</text:p>
          </table:table-cell>
          <table:table-cell table:number-columns-repeated="5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1264952647713" calcext:value-type="float">
            <text:p>-75.1264952647713</text:p>
          </table:table-cell>
          <table:table-cell table:number-columns-repeated="5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632476323856" calcext:value-type="float">
            <text:p>-75.0632476323856</text:p>
          </table:table-cell>
          <table:table-cell table:number-columns-repeated="5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316238161928" calcext:value-type="float">
            <text:p>-75.0316238161928</text:p>
          </table:table-cell>
          <table:table-cell table:number-columns-repeated="5"/>
        </table:table-row>
        <table:table-row table:style-name="ro1">
          <table:table-cell office:value-type="float" office:value="78.8" calcext:value-type="float">
            <text:p>78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58119080964" calcext:value-type="float">
            <text:p>-75.015811908096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079059540482" calcext:value-type="float">
            <text:p>-75.5079059540482</text:p>
          </table:table-cell>
          <table:table-cell table:number-columns-repeated="5"/>
        </table:table-row>
        <table:table-row table:style-name="ro1">
          <table:table-cell office:value-type="float" office:value="79.2" calcext:value-type="float">
            <text:p>79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539529770241" calcext:value-type="float">
            <text:p>-75.7539529770241</text:p>
          </table:table-cell>
          <table:table-cell table:number-columns-repeated="5"/>
        </table:table-row>
        <table:table-row table:style-name="ro1">
          <table:table-cell office:value-type="float" office:value="79.4" calcext:value-type="float">
            <text:p>79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376976488512" calcext:value-type="float">
            <text:p>-76.376976488512</text:p>
          </table:table-cell>
          <table:table-cell table:number-columns-repeated="5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6.188488244256" calcext:value-type="float">
            <text:p>-76.188488244256</text:p>
          </table:table-cell>
          <table:table-cell table:number-columns-repeated="5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094244122128" calcext:value-type="float">
            <text:p>-77.09424412212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547122061064" calcext:value-type="float">
            <text:p>-77.547122061064</text:p>
          </table:table-cell>
          <table:table-cell table:number-columns-repeated="5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773561030532" calcext:value-type="float">
            <text:p>-76.773561030532</text:p>
          </table:table-cell>
          <table:table-cell table:number-columns-repeated="5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386780515266" calcext:value-type="float">
            <text:p>-76.386780515266</text:p>
          </table:table-cell>
          <table:table-cell table:number-columns-repeated="5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193390257633" calcext:value-type="float">
            <text:p>-76.193390257633</text:p>
          </table:table-cell>
          <table:table-cell table:number-columns-repeated="5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966951288165" calcext:value-type="float">
            <text:p>-76.096695128816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483475644083" calcext:value-type="float">
            <text:p>-76.0483475644083</text:p>
          </table:table-cell>
          <table:table-cell table:number-columns-repeated="5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241737822041" calcext:value-type="float">
            <text:p>-76.0241737822041</text:p>
          </table:table-cell>
          <table:table-cell table:number-columns-repeated="5"/>
        </table:table-row>
        <table:table-row table:style-name="ro1">
          <table:table-cell office:value-type="float" office:value="81.4" calcext:value-type="float">
            <text:p>81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20868911021" calcext:value-type="float">
            <text:p>-76.0120868911021</text:p>
          </table:table-cell>
          <table:table-cell table:number-columns-repeated="5"/>
        </table:table-row>
        <table:table-row table:style-name="ro1">
          <table:table-cell office:value-type="float" office:value="81.6" calcext:value-type="float">
            <text:p>81.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006043445551" calcext:value-type="float">
            <text:p>-77.006043445551</text:p>
          </table:table-cell>
          <table:table-cell table:number-columns-repeated="5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5030217227755" calcext:value-type="float">
            <text:p>-76.503021722775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515108613878" calcext:value-type="float">
            <text:p>-76.2515108613878</text:p>
          </table:table-cell>
          <table:table-cell table:number-columns-repeated="5"/>
        </table:table-row>
        <table:table-row table:style-name="ro1">
          <table:table-cell office:value-type="float" office:value="82.2" calcext:value-type="float">
            <text:p>82.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1257554306939" calcext:value-type="float">
            <text:p>-77.1257554306939</text:p>
          </table:table-cell>
          <table:table-cell table:number-columns-repeated="5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.0628777153469" calcext:value-type="float">
            <text:p>-76.0628777153469</text:p>
          </table:table-cell>
          <table:table-cell table:number-columns-repeated="5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5314388576735" calcext:value-type="float">
            <text:p>-75.5314388576735</text:p>
          </table:table-cell>
          <table:table-cell table:number-columns-repeated="5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657194288367" calcext:value-type="float">
            <text:p>-75.765719428836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8828597144184" calcext:value-type="float">
            <text:p>-75.8828597144184</text:p>
          </table:table-cell>
          <table:table-cell table:number-columns-repeated="5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4414298572092" calcext:value-type="float">
            <text:p>-75.4414298572092</text:p>
          </table:table-cell>
          <table:table-cell table:number-columns-repeated="5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207149286046" calcext:value-type="float">
            <text:p>-75.7207149286046</text:p>
          </table:table-cell>
          <table:table-cell table:number-columns-repeated="5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3603574643023" calcext:value-type="float">
            <text:p>-75.3603574643023</text:p>
          </table:table-cell>
          <table:table-cell table:number-columns-repeated="5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801787321512" calcext:value-type="float">
            <text:p>-75.180178732151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900893660756" calcext:value-type="float">
            <text:p>-75.5900893660756</text:p>
          </table:table-cell>
          <table:table-cell table:number-columns-repeated="5"/>
        </table:table-row>
        <table:table-row table:style-name="ro1">
          <table:table-cell office:value-type="float" office:value="84.2" calcext:value-type="float">
            <text:p>84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950446830378" calcext:value-type="float">
            <text:p>-75.7950446830378</text:p>
          </table:table-cell>
          <table:table-cell table:number-columns-repeated="5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8975223415189" calcext:value-type="float">
            <text:p>-75.8975223415189</text:p>
          </table:table-cell>
          <table:table-cell table:number-columns-repeated="5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487611707594" calcext:value-type="float">
            <text:p>-75.9487611707594</text:p>
          </table:table-cell>
          <table:table-cell table:number-columns-repeated="5"/>
        </table:table-row>
        <table:table-row table:style-name="ro1">
          <table:table-cell office:value-type="float" office:value="84.8" calcext:value-type="float">
            <text:p>84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43805853797" calcext:value-type="float">
            <text:p>-75.974380585379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871902926899" calcext:value-type="float">
            <text:p>-75.4871902926899</text:p>
          </table:table-cell>
          <table:table-cell table:number-columns-repeated="5"/>
        </table:table-row>
        <table:table-row table:style-name="ro1">
          <table:table-cell office:value-type="float" office:value="85.2" calcext:value-type="float">
            <text:p>85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435951463449" calcext:value-type="float">
            <text:p>-75.7435951463449</text:p>
          </table:table-cell>
          <table:table-cell table:number-columns-repeated="5"/>
        </table:table-row>
        <table:table-row table:style-name="ro1">
          <table:table-cell office:value-type="float" office:value="85.4" calcext:value-type="float">
            <text:p>85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717975731725" calcext:value-type="float">
            <text:p>-75.8717975731725</text:p>
          </table:table-cell>
          <table:table-cell table:number-columns-repeated="5"/>
        </table:table-row>
        <table:table-row table:style-name="ro1">
          <table:table-cell office:value-type="float" office:value="85.6" calcext:value-type="float">
            <text:p>85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358987865862" calcext:value-type="float">
            <text:p>-75.4358987865862</text:p>
          </table:table-cell>
          <table:table-cell table:number-columns-repeated="5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2179493932931" calcext:value-type="float">
            <text:p>-75.217949393293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6089746966466" calcext:value-type="float">
            <text:p>-75.6089746966466</text:p>
          </table:table-cell>
          <table:table-cell table:number-columns-repeated="5"/>
        </table:table-row>
        <table:table-row table:style-name="ro1">
          <table:table-cell office:value-type="float" office:value="86.2" calcext:value-type="float">
            <text:p>86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044873483233" calcext:value-type="float">
            <text:p>-75.8044873483233</text:p>
          </table:table-cell>
          <table:table-cell table:number-columns-repeated="5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9022436741616" calcext:value-type="float">
            <text:p>-75.9022436741616</text:p>
          </table:table-cell>
          <table:table-cell table:number-columns-repeated="5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76.9511218370808" calcext:value-type="float">
            <text:p>-76.9511218370808</text:p>
          </table:table-cell>
          <table:table-cell table:number-columns-repeated="5"/>
        </table:table-row>
        <table:table-row table:style-name="ro1">
          <table:table-cell office:value-type="float" office:value="86.8" calcext:value-type="float">
            <text:p>86.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755609185404" calcext:value-type="float">
            <text:p>-77.475560918540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7377804592702" calcext:value-type="float">
            <text:p>-76.7377804592702</text:p>
          </table:table-cell>
          <table:table-cell table:number-columns-repeated="5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8688902296351" calcext:value-type="float">
            <text:p>-75.8688902296351</text:p>
          </table:table-cell>
          <table:table-cell table:number-columns-repeated="5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4344451148176" calcext:value-type="float">
            <text:p>-75.4344451148176</text:p>
          </table:table-cell>
          <table:table-cell table:number-columns-repeated="5"/>
        </table:table-row>
        <table:table-row table:style-name="ro1">
          <table:table-cell office:value-type="float" office:value="87.6" calcext:value-type="float">
            <text:p>87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172225574088" calcext:value-type="float">
            <text:p>-75.2172225574088</text:p>
          </table:table-cell>
          <table:table-cell table:number-columns-repeated="5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086112787044" calcext:value-type="float">
            <text:p>-75.108611278704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543056393522" calcext:value-type="float">
            <text:p>-75.0543056393522</text:p>
          </table:table-cell>
          <table:table-cell table:number-columns-repeated="5"/>
        </table:table-row>
        <table:table-row table:style-name="ro1">
          <table:table-cell office:value-type="float" office:value="88.2" calcext:value-type="float">
            <text:p>88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271528196761" calcext:value-type="float">
            <text:p>-75.0271528196761</text:p>
          </table:table-cell>
          <table:table-cell table:number-columns-repeated="5"/>
        </table:table-row>
        <table:table-row table:style-name="ro1">
          <table:table-cell office:value-type="float" office:value="88.4" calcext:value-type="float">
            <text:p>88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35764098381" calcext:value-type="float">
            <text:p>-75.0135764098381</text:p>
          </table:table-cell>
          <table:table-cell table:number-columns-repeated="5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506788204919" calcext:value-type="float">
            <text:p>-75.506788204919</text:p>
          </table:table-cell>
          <table:table-cell table:number-columns-repeated="5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7533941024595" calcext:value-type="float">
            <text:p>-75.753394102459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8766970512298" calcext:value-type="float">
            <text:p>-75.8766970512298</text:p>
          </table:table-cell>
          <table:table-cell table:number-columns-repeated="5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4383485256149" calcext:value-type="float">
            <text:p>-75.4383485256149</text:p>
          </table:table-cell>
          <table:table-cell table:number-columns-repeated="5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2191742628074" calcext:value-type="float">
            <text:p>-75.2191742628074</text:p>
          </table:table-cell>
          <table:table-cell table:number-columns-repeated="5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095871314037" calcext:value-type="float">
            <text:p>-75.1095871314037</text:p>
          </table:table-cell>
          <table:table-cell table:number-columns-repeated="5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547935657019" calcext:value-type="float">
            <text:p>-75.054793565701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273967828509" calcext:value-type="float">
            <text:p>-75.5273967828509</text:p>
          </table:table-cell>
          <table:table-cell table:number-columns-repeated="5"/>
        </table:table-row>
        <table:table-row table:style-name="ro1">
          <table:table-cell office:value-type="float" office:value="90.2" calcext:value-type="float">
            <text:p>90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2636983914255" calcext:value-type="float">
            <text:p>-76.2636983914255</text:p>
          </table:table-cell>
          <table:table-cell table:number-columns-repeated="5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1318491957127" calcext:value-type="float">
            <text:p>-76.1318491957127</text:p>
          </table:table-cell>
          <table:table-cell table:number-columns-repeated="5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659245978564" calcext:value-type="float">
            <text:p>-76.0659245978564</text:p>
          </table:table-cell>
          <table:table-cell table:number-columns-repeated="5"/>
        </table:table-row>
        <table:table-row table:style-name="ro1">
          <table:table-cell office:value-type="float" office:value="90.8" calcext:value-type="float">
            <text:p>90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329622989282" calcext:value-type="float">
            <text:p>-76.032962298928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5164811494641" calcext:value-type="float">
            <text:p>-75.5164811494641</text:p>
          </table:table-cell>
          <table:table-cell table:number-columns-repeated="5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758240574732" calcext:value-type="float">
            <text:p>-74.758240574732</text:p>
          </table:table-cell>
          <table:table-cell table:number-columns-repeated="5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879120287366" calcext:value-type="float">
            <text:p>-74.879120287366</text:p>
          </table:table-cell>
          <table:table-cell table:number-columns-repeated="5"/>
        </table:table-row>
        <table:table-row table:style-name="ro1">
          <table:table-cell office:value-type="float" office:value="91.6" calcext:value-type="float">
            <text:p>91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39560143683" calcext:value-type="float">
            <text:p>-74.939560143683</text:p>
          </table:table-cell>
          <table:table-cell table:number-columns-repeated="5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9697800718415" calcext:value-type="float">
            <text:p>-74.969780071841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4848900359208" calcext:value-type="float">
            <text:p>-75.4848900359208</text:p>
          </table:table-cell>
          <table:table-cell table:number-columns-repeated="5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424450179604" calcext:value-type="float">
            <text:p>-75.7424450179604</text:p>
          </table:table-cell>
          <table:table-cell table:number-columns-repeated="5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8712225089802" calcext:value-type="float">
            <text:p>-75.8712225089802</text:p>
          </table:table-cell>
          <table:table-cell table:number-columns-repeated="5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356112544901" calcext:value-type="float">
            <text:p>-75.9356112544901</text:p>
          </table:table-cell>
          <table:table-cell table:number-columns-repeated="5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967805627245" calcext:value-type="float">
            <text:p>-74.96780562724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839028136225" calcext:value-type="float">
            <text:p>-74.4839028136225</text:p>
          </table:table-cell>
          <table:table-cell table:number-columns-repeated="5"/>
        </table:table-row>
        <table:table-row table:style-name="ro1">
          <table:table-cell office:value-type="float" office:value="93.2" calcext:value-type="float">
            <text:p>93.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419514068113" calcext:value-type="float">
            <text:p>-74.2419514068113</text:p>
          </table:table-cell>
          <table:table-cell table:number-columns-repeated="5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6209757034056" calcext:value-type="float">
            <text:p>-74.6209757034056</text:p>
          </table:table-cell>
          <table:table-cell table:number-columns-repeated="5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8104878517028" calcext:value-type="float">
            <text:p>-74.8104878517028</text:p>
          </table:table-cell>
          <table:table-cell table:number-columns-repeated="5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9052439258514" calcext:value-type="float">
            <text:p>-74.905243925851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9526219629257" calcext:value-type="float">
            <text:p>-74.9526219629257</text:p>
          </table:table-cell>
          <table:table-cell table:number-columns-repeated="5"/>
        </table:table-row>
        <table:table-row table:style-name="ro1">
          <table:table-cell office:value-type="float" office:value="94.2" calcext:value-type="float">
            <text:p>94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763109814629" calcext:value-type="float">
            <text:p>-74.9763109814629</text:p>
          </table:table-cell>
          <table:table-cell table:number-columns-repeated="5"/>
        </table:table-row>
        <table:table-row table:style-name="ro1">
          <table:table-cell office:value-type="float" office:value="94.4" calcext:value-type="float">
            <text:p>94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881554907314" calcext:value-type="float">
            <text:p>-74.9881554907314</text:p>
          </table:table-cell>
          <table:table-cell table:number-columns-repeated="5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.9940777453657" calcext:value-type="float">
            <text:p>-74.9940777453657</text:p>
          </table:table-cell>
          <table:table-cell table:number-columns-repeated="5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9970388726829" calcext:value-type="float">
            <text:p>-74.997038872682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985194363414" calcext:value-type="float">
            <text:p>-75.4985194363414</text:p>
          </table:table-cell>
          <table:table-cell table:number-columns-repeated="5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7492597181707" calcext:value-type="float">
            <text:p>-75.7492597181707</text:p>
          </table:table-cell>
          <table:table-cell table:number-columns-repeated="5"/>
        </table:table-row>
        <table:table-row table:style-name="ro1">
          <table:table-cell office:value-type="float" office:value="95.4" calcext:value-type="float">
            <text:p>95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746298590854" calcext:value-type="float">
            <text:p>-75.8746298590854</text:p>
          </table:table-cell>
          <table:table-cell table:number-columns-repeated="5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373149295427" calcext:value-type="float">
            <text:p>-75.9373149295427</text:p>
          </table:table-cell>
          <table:table-cell table:number-columns-repeated="5"/>
        </table:table-row>
        <table:table-row table:style-name="ro1">
          <table:table-cell office:value-type="float" office:value="95.8" calcext:value-type="float">
            <text:p>95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686574647713" calcext:value-type="float">
            <text:p>-75.96865746477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9843287323857" calcext:value-type="float">
            <text:p>-75.9843287323857</text:p>
          </table:table-cell>
          <table:table-cell table:number-columns-repeated="5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921643661928" calcext:value-type="float">
            <text:p>-75.9921643661928</text:p>
          </table:table-cell>
          <table:table-cell table:number-columns-repeated="5"/>
        </table:table-row>
        <table:table-row table:style-name="ro1">
          <table:table-cell office:value-type="float" office:value="96.4" calcext:value-type="float">
            <text:p>96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960821830964" calcext:value-type="float">
            <text:p>-75.9960821830964</text:p>
          </table:table-cell>
          <table:table-cell table:number-columns-repeated="5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9980410915482" calcext:value-type="float">
            <text:p>-75.9980410915482</text:p>
          </table:table-cell>
          <table:table-cell table:number-columns-repeated="5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4990205457741" calcext:value-type="float">
            <text:p>-76.499020545774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2495102728871" calcext:value-type="float">
            <text:p>-77.2495102728871</text:p>
          </table:table-cell>
          <table:table-cell table:number-columns-repeated="5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1247551364435" calcext:value-type="float">
            <text:p>-77.1247551364435</text:p>
          </table:table-cell>
          <table:table-cell table:number-columns-repeated="5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623775682218" calcext:value-type="float">
            <text:p>-77.0623775682218</text:p>
          </table:table-cell>
          <table:table-cell table:number-columns-repeated="5"/>
        </table:table-row>
        <table:table-row table:style-name="ro1">
          <table:table-cell office:value-type="float" office:value="97.6" calcext:value-type="float">
            <text:p>97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311887841109" calcext:value-type="float">
            <text:p>-77.0311887841109</text:p>
          </table:table-cell>
          <table:table-cell table:number-columns-repeated="5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155943920554" calcext:value-type="float">
            <text:p>-77.015594392055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77971960277" calcext:value-type="float">
            <text:p>-77.0077971960277</text:p>
          </table:table-cell>
          <table:table-cell table:number-columns-repeated="5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7.0038985980139" calcext:value-type="float">
            <text:p>-77.0038985980139</text:p>
          </table:table-cell>
          <table:table-cell table:number-columns-repeated="5"/>
        </table:table-row>
        <table:table-row table:style-name="ro1">
          <table:table-cell office:value-type="float" office:value="98.4" calcext:value-type="float">
            <text:p>98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0019492990069" calcext:value-type="float">
            <text:p>-77.0019492990069</text:p>
          </table:table-cell>
          <table:table-cell table:number-columns-repeated="5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6.0009746495035" calcext:value-type="float">
            <text:p>-76.0009746495035</text:p>
          </table:table-cell>
          <table:table-cell table:number-columns-repeated="5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5004873247517" calcext:value-type="float">
            <text:p>-75.500487324751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502436623759" calcext:value-type="float">
            <text:p>-75.2502436623759</text:p>
          </table:table-cell>
          <table:table-cell table:number-columns-repeated="5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1251218311879" calcext:value-type="float">
            <text:p>-75.1251218311879</text:p>
          </table:table-cell>
          <table:table-cell table:number-columns-repeated="5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62560915594" calcext:value-type="float">
            <text:p>-75.062560915594</text:p>
          </table:table-cell>
          <table:table-cell table:number-columns-repeated="5"/>
        </table:table-row>
        <table:table-row table:style-name="ro1">
          <table:table-cell office:value-type="float" office:value="99.6" calcext:value-type="float">
            <text:p>99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31280457797" calcext:value-type="float">
            <text:p>-75.531280457797</text:p>
          </table:table-cell>
          <table:table-cell table:number-columns-repeated="5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656402288985" calcext:value-type="float">
            <text:p>-75.765640228898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828201144493" calcext:value-type="float">
            <text:p>-75.3828201144493</text:p>
          </table:table-cell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6914100572246" calcext:value-type="float">
            <text:p>-75.6914100572246</text:p>
          </table:table-cell>
          <table:table-cell table:number-columns-repeated="5"/>
        </table:table-row>
        <table:table-row table:style-name="ro1">
          <table:table-cell office:value-type="float" office:value="100.4" calcext:value-type="float">
            <text:p>100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3457050286123" calcext:value-type="float">
            <text:p>-76.3457050286123</text:p>
          </table:table-cell>
          <table:table-cell table:number-columns-repeated="5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6728525143062" calcext:value-type="float">
            <text:p>-76.6728525143062</text:p>
          </table:table-cell>
          <table:table-cell table:number-columns-repeated="5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8364262571531" calcext:value-type="float">
            <text:p>-76.836426257153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182131285765" calcext:value-type="float">
            <text:p>-76.9182131285765</text:p>
          </table:table-cell>
          <table:table-cell table:number-columns-repeated="5"/>
        </table:table-row>
        <table:table-row table:style-name="ro1">
          <table:table-cell office:value-type="float" office:value="101.2" calcext:value-type="float">
            <text:p>101.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591065642883" calcext:value-type="float">
            <text:p>-76.9591065642883</text:p>
          </table:table-cell>
          <table:table-cell table:number-columns-repeated="5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9795532821441" calcext:value-type="float">
            <text:p>-75.9795532821441</text:p>
          </table:table-cell>
          <table:table-cell table:number-columns-repeated="5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4897766410721" calcext:value-type="float">
            <text:p>-75.4897766410721</text:p>
          </table:table-cell>
          <table:table-cell table:number-columns-repeated="5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244888320536" calcext:value-type="float">
            <text:p>-75.24488832053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22444160268" calcext:value-type="float">
            <text:p>-75.122444160268</text:p>
          </table:table-cell>
          <table:table-cell table:number-columns-repeated="5"/>
        </table:table-row>
        <table:table-row table:style-name="ro1">
          <table:table-cell office:value-type="float" office:value="102.2" calcext:value-type="float">
            <text:p>102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61222080134" calcext:value-type="float">
            <text:p>-75.061222080134</text:p>
          </table:table-cell>
          <table:table-cell table:number-columns-repeated="5"/>
        </table:table-row>
        <table:table-row table:style-name="ro1">
          <table:table-cell office:value-type="float" office:value="102.4" calcext:value-type="float">
            <text:p>102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030611040067" calcext:value-type="float">
            <text:p>-76.030611040067</text:p>
          </table:table-cell>
          <table:table-cell table:number-columns-repeated="5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5153055200335" calcext:value-type="float">
            <text:p>-76.5153055200335</text:p>
          </table:table-cell>
          <table:table-cell table:number-columns-repeated="5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2576527600168" calcext:value-type="float">
            <text:p>-76.257652760016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1288263800084" calcext:value-type="float">
            <text:p>-76.1288263800084</text:p>
          </table:table-cell>
          <table:table-cell table:number-columns-repeated="5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0644131900042" calcext:value-type="float">
            <text:p>-76.0644131900042</text:p>
          </table:table-cell>
          <table:table-cell table:number-columns-repeated="5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0322065950021" calcext:value-type="float">
            <text:p>-76.0322065950021</text:p>
          </table:table-cell>
          <table:table-cell table:number-columns-repeated="5"/>
        </table:table-row>
        <table:table-row table:style-name="ro1">
          <table:table-cell office:value-type="float" office:value="103.6" calcext:value-type="float">
            <text:p>103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6103297501" calcext:value-type="float">
            <text:p>-76.016103297501</text:p>
          </table:table-cell>
          <table:table-cell table:number-columns-repeated="5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5080516487505" calcext:value-type="float">
            <text:p>-75.508051648750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540258243753" calcext:value-type="float">
            <text:p>-75.2540258243753</text:p>
          </table:table-cell>
          <table:table-cell table:number-columns-repeated="5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6270129121876" calcext:value-type="float">
            <text:p>-75.6270129121876</text:p>
          </table:table-cell>
          <table:table-cell table:number-columns-repeated="5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3135064560938" calcext:value-type="float">
            <text:p>-75.3135064560938</text:p>
          </table:table-cell>
          <table:table-cell table:number-columns-repeated="5"/>
        </table:table-row>
        <table:table-row table:style-name="ro1">
          <table:table-cell office:value-type="float" office:value="104.6" calcext:value-type="float">
            <text:p>104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567532280469" calcext:value-type="float">
            <text:p>-75.1567532280469</text:p>
          </table:table-cell>
          <table:table-cell table:number-columns-repeated="5"/>
        </table:table-row>
        <table:table-row table:style-name="ro1">
          <table:table-cell office:value-type="float" office:value="104.8" calcext:value-type="float">
            <text:p>104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783766140235" calcext:value-type="float">
            <text:p>-75.078376614023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391883070117" calcext:value-type="float">
            <text:p>-75.0391883070117</text:p>
          </table:table-cell>
          <table:table-cell table:number-columns-repeated="5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195941535059" calcext:value-type="float">
            <text:p>-75.0195941535059</text:p>
          </table:table-cell>
          <table:table-cell table:number-columns-repeated="5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097970767529" calcext:value-type="float">
            <text:p>-75.0097970767529</text:p>
          </table:table-cell>
          <table:table-cell table:number-columns-repeated="5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048985383765" calcext:value-type="float">
            <text:p>-75.0048985383765</text:p>
          </table:table-cell>
          <table:table-cell table:number-columns-repeated="5"/>
        </table:table-row>
        <table:table-row table:style-name="ro1">
          <table:table-cell office:value-type="float" office:value="105.8" calcext:value-type="float">
            <text:p>105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24492691882" calcext:value-type="float">
            <text:p>-75.002449269188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012246345941" calcext:value-type="float">
            <text:p>-75.5012246345941</text:p>
          </table:table-cell>
          <table:table-cell table:number-columns-repeated="5"/>
        </table:table-row>
        <table:table-row table:style-name="ro1">
          <table:table-cell office:value-type="float" office:value="106.2" calcext:value-type="float">
            <text:p>106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506123172971" calcext:value-type="float">
            <text:p>-75.7506123172971</text:p>
          </table:table-cell>
          <table:table-cell table:number-columns-repeated="5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8753061586485" calcext:value-type="float">
            <text:p>-75.8753061586485</text:p>
          </table:table-cell>
          <table:table-cell table:number-columns-repeated="5"/>
        </table:table-row>
        <table:table-row table:style-name="ro1">
          <table:table-cell office:value-type="float" office:value="106.6" calcext:value-type="float">
            <text:p>106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376530793243" calcext:value-type="float">
            <text:p>-75.9376530793243</text:p>
          </table:table-cell>
          <table:table-cell table:number-columns-repeated="5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4688265396621" calcext:value-type="float">
            <text:p>-75.468826539662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2344132698311" calcext:value-type="float">
            <text:p>-75.2344132698311</text:p>
          </table:table-cell>
          <table:table-cell table:number-columns-repeated="5"/>
        </table:table-row>
        <table:table-row table:style-name="ro1">
          <table:table-cell office:value-type="float" office:value="107.2" calcext:value-type="float">
            <text:p>107.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1172066349155" calcext:value-type="float">
            <text:p>-74.1172066349155</text:p>
          </table:table-cell>
          <table:table-cell table:number-columns-repeated="5"/>
        </table:table-row>
        <table:table-row table:style-name="ro1">
          <table:table-cell office:value-type="float" office:value="107.4" calcext:value-type="float">
            <text:p>107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586033174578" calcext:value-type="float">
            <text:p>-74.5586033174578</text:p>
          </table:table-cell>
          <table:table-cell table:number-columns-repeated="5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793016587289" calcext:value-type="float">
            <text:p>-74.7793016587289</text:p>
          </table:table-cell>
          <table:table-cell table:number-columns-repeated="5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3896508293644" calcext:value-type="float">
            <text:p>-75.389650829364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948254146822" calcext:value-type="float">
            <text:p>-75.1948254146822</text:p>
          </table:table-cell>
          <table:table-cell table:number-columns-repeated="5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974127073411" calcext:value-type="float">
            <text:p>-75.5974127073411</text:p>
          </table:table-cell>
          <table:table-cell table:number-columns-repeated="5"/>
        </table:table-row>
        <table:table-row table:style-name="ro1">
          <table:table-cell office:value-type="float" office:value="108.4" calcext:value-type="float">
            <text:p>108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987063536706" calcext:value-type="float">
            <text:p>-75.7987063536706</text:p>
          </table:table-cell>
          <table:table-cell table:number-columns-repeated="5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3993531768353" calcext:value-type="float">
            <text:p>-75.3993531768353</text:p>
          </table:table-cell>
          <table:table-cell table:number-columns-repeated="5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1996765884176" calcext:value-type="float">
            <text:p>-75.199676588417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0998382942088" calcext:value-type="float">
            <text:p>-75.0998382942088</text:p>
          </table:table-cell>
          <table:table-cell table:number-columns-repeated="5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0499191471044" calcext:value-type="float">
            <text:p>-75.0499191471044</text:p>
          </table:table-cell>
          <table:table-cell table:number-columns-repeated="5"/>
        </table:table-row>
        <table:table-row table:style-name="ro1">
          <table:table-cell office:value-type="float" office:value="109.4" calcext:value-type="float">
            <text:p>109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249595735522" calcext:value-type="float">
            <text:p>-75.0249595735522</text:p>
          </table:table-cell>
          <table:table-cell table:number-columns-repeated="5"/>
        </table:table-row>
        <table:table-row table:style-name="ro1">
          <table:table-cell office:value-type="float" office:value="109.6" calcext:value-type="float">
            <text:p>109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24797867761" calcext:value-type="float">
            <text:p>-75.0124797867761</text:p>
          </table:table-cell>
          <table:table-cell table:number-columns-repeated="5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0062398933881" calcext:value-type="float">
            <text:p>-74.006239893388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03119946694" calcext:value-type="float">
            <text:p>-73.503119946694</text:p>
          </table:table-cell>
          <table:table-cell table:number-columns-repeated="5"/>
        </table:table-row>
        <table:table-row table:style-name="ro1">
          <table:table-cell office:value-type="float" office:value="110.2" calcext:value-type="float">
            <text:p>110.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51559973347" calcext:value-type="float">
            <text:p>-73.251559973347</text:p>
          </table:table-cell>
          <table:table-cell table:number-columns-repeated="5"/>
        </table:table-row>
        <table:table-row table:style-name="ro1">
          <table:table-cell office:value-type="float" office:value="110.4" calcext:value-type="float">
            <text:p>110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1257799866735" calcext:value-type="float">
            <text:p>-74.1257799866735</text:p>
          </table:table-cell>
          <table:table-cell table:number-columns-repeated="5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5628899933368" calcext:value-type="float">
            <text:p>-74.5628899933368</text:p>
          </table:table-cell>
          <table:table-cell table:number-columns-repeated="5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7814449966684" calcext:value-type="float">
            <text:p>-74.781444996668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8907224983342" calcext:value-type="float">
            <text:p>-74.8907224983342</text:p>
          </table:table-cell>
          <table:table-cell table:number-columns-repeated="5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453612491671" calcext:value-type="float">
            <text:p>-75.4453612491671</text:p>
          </table:table-cell>
          <table:table-cell table:number-columns-repeated="5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7226806245835" calcext:value-type="float">
            <text:p>-75.7226806245835</text:p>
          </table:table-cell>
          <table:table-cell table:number-columns-repeated="5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8613403122918" calcext:value-type="float">
            <text:p>-75.8613403122918</text:p>
          </table:table-cell>
          <table:table-cell table:number-columns-repeated="5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9306701561459" calcext:value-type="float">
            <text:p>-75.930670156145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653350780729" calcext:value-type="float">
            <text:p>-75.9653350780729</text:p>
          </table:table-cell>
          <table:table-cell table:number-columns-repeated="5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9826675390365" calcext:value-type="float">
            <text:p>-75.9826675390365</text:p>
          </table:table-cell>
          <table:table-cell table:number-columns-repeated="5"/>
        </table:table-row>
        <table:table-row table:style-name="ro1">
          <table:table-cell office:value-type="float" office:value="112.4" calcext:value-type="float">
            <text:p>112.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913337695182" calcext:value-type="float">
            <text:p>-75.9913337695182</text:p>
          </table:table-cell>
          <table:table-cell table:number-columns-repeated="5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4956668847591" calcext:value-type="float">
            <text:p>-75.4956668847591</text:p>
          </table:table-cell>
          <table:table-cell table:number-columns-repeated="5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2478334423796" calcext:value-type="float">
            <text:p>-75.247833442379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5.1239167211898" calcext:value-type="float">
            <text:p>-75.1239167211898</text:p>
          </table:table-cell>
          <table:table-cell table:number-columns-repeated="5"/>
        </table:table-row>
        <table:table-row table:style-name="ro1">
          <table:table-cell office:value-type="float" office:value="113.2" calcext:value-type="float">
            <text:p>113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619583605949" calcext:value-type="float">
            <text:p>-75.0619583605949</text:p>
          </table:table-cell>
          <table:table-cell table:number-columns-repeated="5"/>
        </table:table-row>
        <table:table-row table:style-name="ro1">
          <table:table-cell office:value-type="float" office:value="113.4" calcext:value-type="float">
            <text:p>113.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09791802974" calcext:value-type="float">
            <text:p>-75.0309791802974</text:p>
          </table:table-cell>
          <table:table-cell table:number-columns-repeated="5"/>
        </table:table-row>
        <table:table-row table:style-name="ro1">
          <table:table-cell office:value-type="float" office:value="113.6" calcext:value-type="float">
            <text:p>113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54895901487" calcext:value-type="float">
            <text:p>-75.0154895901487</text:p>
          </table:table-cell>
          <table:table-cell table:number-columns-repeated="5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5.0077447950744" calcext:value-type="float">
            <text:p>-75.007744795074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038723975372" calcext:value-type="float">
            <text:p>-75.0038723975372</text:p>
          </table:table-cell>
          <table:table-cell table:number-columns-repeated="5"/>
        </table:table-row>
        <table:table-row table:style-name="ro1">
          <table:table-cell office:value-type="float" office:value="114.2" calcext:value-type="float">
            <text:p>114.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19361987686" calcext:value-type="float">
            <text:p>-75.0019361987686</text:p>
          </table:table-cell>
          <table:table-cell table:number-columns-repeated="5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009680993843" calcext:value-type="float">
            <text:p>-75.0009680993843</text:p>
          </table:table-cell>
          <table:table-cell table:number-columns-repeated="5"/>
        </table:table-row>
        <table:table-row table:style-name="ro1">
          <table:table-cell office:value-type="float" office:value="114.6" calcext:value-type="float">
            <text:p>114.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04840496922" calcext:value-type="float">
            <text:p>-75.0004840496922</text:p>
          </table:table-cell>
          <table:table-cell table:number-columns-repeated="5"/>
        </table:table-row>
        <table:table-row table:style-name="ro1">
          <table:table-cell office:value-type="float" office:value="114.8" calcext:value-type="float">
            <text:p>114.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02420248461" calcext:value-type="float">
            <text:p>-75.000242024846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500121012423" calcext:value-type="float">
            <text:p>-75.500121012423</text:p>
          </table:table-cell>
          <table:table-cell table:number-columns-repeated="5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7500605062115" calcext:value-type="float">
            <text:p>-75.7500605062115</text:p>
          </table:table-cell>
          <table:table-cell table:number-columns-repeated="5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8750302531058" calcext:value-type="float">
            <text:p>-75.8750302531058</text:p>
          </table:table-cell>
          <table:table-cell table:number-columns-repeated="5"/>
        </table:table-row>
        <table:table-row table:style-name="ro1">
          <table:table-cell office:value-type="float" office:value="115.6" calcext:value-type="float">
            <text:p>115.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375151265529" calcext:value-type="float">
            <text:p>-75.9375151265529</text:p>
          </table:table-cell>
          <table:table-cell table:number-columns-repeated="5"/>
        </table:table-row>
        <table:table-row table:style-name="ro1">
          <table:table-cell office:value-type="float" office:value="115.8" calcext:value-type="float">
            <text:p>115.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687575632764" calcext:value-type="float">
            <text:p>-75.968757563276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4843787816382" calcext:value-type="float">
            <text:p>-75.4843787816382</text:p>
          </table:table-cell>
          <table:table-cell table:number-columns-repeated="5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2421893908191" calcext:value-type="float">
            <text:p>-75.2421893908191</text:p>
          </table:table-cell>
          <table:table-cell table:number-columns-repeated="5"/>
        </table:table-row>
        <table:table-row table:style-name="ro1">
          <table:table-cell office:value-type="float" office:value="116.4" calcext:value-type="float">
            <text:p>116.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6210946954096" calcext:value-type="float">
            <text:p>-76.6210946954096</text:p>
          </table:table-cell>
          <table:table-cell table:number-columns-repeated="5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3105473477048" calcext:value-type="float">
            <text:p>-77.3105473477048</text:p>
          </table:table-cell>
          <table:table-cell table:number-columns-repeated="5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6552736738524" calcext:value-type="float">
            <text:p>-77.6552736738524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276368369262" calcext:value-type="float">
            <text:p>-77.8276368369262</text:p>
          </table:table-cell>
          <table:table-cell table:number-columns-repeated="5"/>
        </table:table-row>
        <table:table-row table:style-name="ro1">
          <table:table-cell office:value-type="float" office:value="117.2" calcext:value-type="float">
            <text:p>117.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138184184631" calcext:value-type="float">
            <text:p>-77.9138184184631</text:p>
          </table:table-cell>
          <table:table-cell table:number-columns-repeated="5"/>
        </table:table-row>
        <table:table-row table:style-name="ro1">
          <table:table-cell office:value-type="float" office:value="117.4" calcext:value-type="float">
            <text:p>117.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569092092316" calcext:value-type="float">
            <text:p>-77.9569092092316</text:p>
          </table:table-cell>
          <table:table-cell table:number-columns-repeated="5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9784546046158" calcext:value-type="float">
            <text:p>-76.9784546046158</text:p>
          </table:table-cell>
          <table:table-cell table:number-columns-repeated="5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4892273023079" calcext:value-type="float">
            <text:p>-76.4892273023079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2446136511539" calcext:value-type="float">
            <text:p>-76.2446136511539</text:p>
          </table:table-cell>
          <table:table-cell table:number-columns-repeated="5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622306825577" calcext:value-type="float">
            <text:p>-75.622306825577</text:p>
          </table:table-cell>
          <table:table-cell table:number-columns-repeated="5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3111534127885" calcext:value-type="float">
            <text:p>-75.3111534127885</text:p>
          </table:table-cell>
          <table:table-cell table:number-columns-repeated="5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6555767063942" calcext:value-type="float">
            <text:p>-74.6555767063942</text:p>
          </table:table-cell>
          <table:table-cell table:number-columns-repeated="5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277883531971" calcext:value-type="float">
            <text:p>-74.327788353197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638941765986" calcext:value-type="float">
            <text:p>-74.1638941765986</text:p>
          </table:table-cell>
          <table:table-cell table:number-columns-repeated="5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0819470882993" calcext:value-type="float">
            <text:p>-75.0819470882993</text:p>
          </table:table-cell>
          <table:table-cell table:number-columns-repeated="5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5409735441496" calcext:value-type="float">
            <text:p>-75.5409735441496</text:p>
          </table:table-cell>
          <table:table-cell table:number-columns-repeated="5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2704867720748" calcext:value-type="float">
            <text:p>-76.2704867720748</text:p>
          </table:table-cell>
          <table:table-cell table:number-columns-repeated="5"/>
        </table:table-row>
        <table:table-row table:style-name="ro1">
          <table:table-cell office:value-type="float" office:value="119.8" calcext:value-type="float">
            <text:p>119.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1352433860374" calcext:value-type="float">
            <text:p>-77.135243386037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676216930187" calcext:value-type="float">
            <text:p>-77.0676216930187</text:p>
          </table:table-cell>
          <table:table-cell table:number-columns-repeated="5"/>
        </table:table-row>
        <table:table-row table:style-name="ro1">
          <table:table-cell office:value-type="float" office:value="120.2" calcext:value-type="float">
            <text:p>120.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5338108465094" calcext:value-type="float">
            <text:p>-76.5338108465094</text:p>
          </table:table-cell>
          <table:table-cell table:number-columns-repeated="5"/>
        </table:table-row>
        <table:table-row table:style-name="ro1">
          <table:table-cell office:value-type="float" office:value="120.4" calcext:value-type="float">
            <text:p>120.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669054232547" calcext:value-type="float">
            <text:p>-76.7669054232547</text:p>
          </table:table-cell>
          <table:table-cell table:number-columns-repeated="5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3834527116273" calcext:value-type="float">
            <text:p>-76.3834527116273</text:p>
          </table:table-cell>
          <table:table-cell table:number-columns-repeated="5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1917263558137" calcext:value-type="float">
            <text:p>-76.191726355813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5958631779068" calcext:value-type="float">
            <text:p>-76.5958631779068</text:p>
          </table:table-cell>
          <table:table-cell table:number-columns-repeated="5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7979315889534" calcext:value-type="float">
            <text:p>-76.7979315889534</text:p>
          </table:table-cell>
          <table:table-cell table:number-columns-repeated="5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8989657944767" calcext:value-type="float">
            <text:p>-76.8989657944767</text:p>
          </table:table-cell>
          <table:table-cell table:number-columns-repeated="5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494828972384" calcext:value-type="float">
            <text:p>-76.9494828972384</text:p>
          </table:table-cell>
          <table:table-cell table:number-columns-repeated="5"/>
        </table:table-row>
        <table:table-row table:style-name="ro1">
          <table:table-cell office:value-type="float" office:value="121.8" calcext:value-type="float">
            <text:p>121.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747414486192" calcext:value-type="float">
            <text:p>-76.9747414486192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4873707243096" calcext:value-type="float">
            <text:p>-76.4873707243096</text:p>
          </table:table-cell>
          <table:table-cell table:number-columns-repeated="5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436853621548" calcext:value-type="float">
            <text:p>-76.2436853621548</text:p>
          </table:table-cell>
          <table:table-cell table:number-columns-repeated="5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1218426810774" calcext:value-type="float">
            <text:p>-75.1218426810774</text:p>
          </table:table-cell>
          <table:table-cell table:number-columns-repeated="5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5609213405387" calcext:value-type="float">
            <text:p>-74.5609213405387</text:p>
          </table:table-cell>
          <table:table-cell table:number-columns-repeated="5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2804606702694" calcext:value-type="float">
            <text:p>-74.2804606702694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6402303351347" calcext:value-type="float">
            <text:p>-74.6402303351347</text:p>
          </table:table-cell>
          <table:table-cell table:number-columns-repeated="5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5.8201151675673" calcext:value-type="float">
            <text:p>-75.8201151675673</text:p>
          </table:table-cell>
          <table:table-cell table:number-columns-repeated="5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6.4100575837837" calcext:value-type="float">
            <text:p>-76.4100575837837</text:p>
          </table:table-cell>
          <table:table-cell table:number-columns-repeated="5"/>
        </table:table-row>
        <table:table-row table:style-name="ro1">
          <table:table-cell office:value-type="float" office:value="123.6" calcext:value-type="float">
            <text:p>123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7050287918918" calcext:value-type="float">
            <text:p>-76.7050287918918</text:p>
          </table:table-cell>
          <table:table-cell table:number-columns-repeated="5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8525143959459" calcext:value-type="float">
            <text:p>-76.8525143959459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926257197973" calcext:value-type="float">
            <text:p>-76.926257197973</text:p>
          </table:table-cell>
          <table:table-cell table:number-columns-repeated="5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9631285989865" calcext:value-type="float">
            <text:p>-76.9631285989865</text:p>
          </table:table-cell>
          <table:table-cell table:number-columns-repeated="5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9815642994932" calcext:value-type="float">
            <text:p>-76.9815642994932</text:p>
          </table:table-cell>
          <table:table-cell table:number-columns-repeated="5"/>
        </table:table-row>
        <table:table-row table:style-name="ro1">
          <table:table-cell office:value-type="float" office:value="124.6" calcext:value-type="float">
            <text:p>124.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07821497466" calcext:value-type="float">
            <text:p>-76.9907821497466</text:p>
          </table:table-cell>
          <table:table-cell table:number-columns-repeated="5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4953910748733" calcext:value-type="float">
            <text:p>-77.495391074873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476955374367" calcext:value-type="float">
            <text:p>-77.7476955374367</text:p>
          </table:table-cell>
          <table:table-cell table:number-columns-repeated="5"/>
        </table:table-row>
        <table:table-row table:style-name="ro1">
          <table:table-cell office:value-type="float" office:value="125.2" calcext:value-type="float">
            <text:p>125.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738477687183" calcext:value-type="float">
            <text:p>-77.8738477687183</text:p>
          </table:table-cell>
          <table:table-cell table:number-columns-repeated="5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4369238843592" calcext:value-type="float">
            <text:p>-77.4369238843592</text:p>
          </table:table-cell>
          <table:table-cell table:number-columns-repeated="5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2184619421796" calcext:value-type="float">
            <text:p>-77.2184619421796</text:p>
          </table:table-cell>
          <table:table-cell table:number-columns-repeated="5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6092309710898" calcext:value-type="float">
            <text:p>-76.609230971089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3046154855449" calcext:value-type="float">
            <text:p>-76.3046154855449</text:p>
          </table:table-cell>
          <table:table-cell table:number-columns-repeated="5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1523077427725" calcext:value-type="float">
            <text:p>-76.1523077427725</text:p>
          </table:table-cell>
          <table:table-cell table:number-columns-repeated="5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5761538713862" calcext:value-type="float">
            <text:p>-75.5761538713862</text:p>
          </table:table-cell>
          <table:table-cell table:number-columns-repeated="5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7880769356931" calcext:value-type="float">
            <text:p>-74.7880769356931</text:p>
          </table:table-cell>
          <table:table-cell table:number-columns-repeated="5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3940384678466" calcext:value-type="float">
            <text:p>-74.39403846784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3T17:53:08.877784417</dc:date>
    <meta:editing-duration>PT10M54S</meta:editing-duration>
    <meta:editing-cycles>1</meta:editing-cycles>
    <meta:document-statistic meta:table-count="1" meta:cell-count="215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36cm" svg:height="12.139cm" xlink:href=".." xlink:type="simple" chart:class="chart:line" chart:style-name="ch1">
        <chart:legend chart:legend-position="end" svg:x="21.632cm" svg:y="5.272cm" style:legend-expansion="high" chart:style-name="ch2"/>
        <chart:plot-area chart:style-name="ch3" table:cell-range-address="test.B1:test.D878" chart:data-source-has-labels="row" svg:x="0.474cm" svg:y="0.242cm" svg:width="20.684cm" svg:height="11.655cm">
          <chartooo:coordinate-region svg:x="1.201cm" svg:y="0.441cm" svg:width="19.957cm" svg:height="11.2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878" chart:label-cell-address="test.B1:test.B1" chart:class="chart:line">
            <chart:data-point chart:repeated="877"/>
          </chart:series>
          <chart:series chart:style-name="ch7" chart:values-cell-range-address="test.C2:test.C878" chart:label-cell-address="test.C1:test.C1" chart:class="chart:line">
            <chart:data-point chart:repeated="877"/>
          </chart:series>
          <chart:series chart:style-name="ch8" chart:values-cell-range-address="test.D2:test.D878" chart:label-cell-address="test.D1:test.D1" chart:class="chart:line">
            <chart:data-point chart:repeated="8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  <draw:g>
                  <svg:desc>test.B1:test.B1</svg:desc>
                </draw:g>
              </table:table-cell>
              <table:table-cell office:value-type="string">
                <text:p>median</text:p>
                <draw:g>
                  <svg:desc>test.C1:test.C1</svg:desc>
                </draw:g>
              </table:table-cell>
              <table:table-cell office:value-type="string">
                <text:p>low pass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">
                <text:p>-75</text:p>
                <draw:g>
                  <svg:desc>test.B2:test.B878</svg:desc>
                </draw:g>
              </table:table-cell>
              <table:table-cell office:value-type="float" office:value="-76">
                <text:p>-76</text:p>
                <draw:g>
                  <svg:desc>test.C2:test.C878</svg:desc>
                </draw:g>
              </table:table-cell>
              <table:table-cell office:value-type="float" office:value="-76">
                <text:p>-76</text:p>
                <draw:g>
                  <svg:desc>test.D2:test.D8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5">
                <text:p>-7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75">
                <text:p>-7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875">
                <text:p>-7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375">
                <text:p>-76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96875">
                <text:p>-75.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84375">
                <text:p>-75.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421875">
                <text:p>-75.2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  <table:table-cell office:value-type="float" office:value="-74.62109375">
                <text:p>-74.621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310546875">
                <text:p>-74.310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1552734375">
                <text:p>-74.155273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5.57763671875">
                <text:p>-75.577636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3">
                <text:p>-73</text:p>
              </table:table-cell>
              <table:table-cell office:value-type="float" office:value="-78">
                <text:p>-78</text:p>
              </table:table-cell>
              <table:table-cell office:value-type="float" office:value="-76.788818359375">
                <text:p>-76.7888183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3944091796875">
                <text:p>-77.39440917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6972045898438">
                <text:p>-77.697204589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3486022949219">
                <text:p>-77.348602294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6743011474609">
                <text:p>-77.6743011474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7.3371505737305">
                <text:p>-77.3371505737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1685752868652">
                <text:p>-77.1685752868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6.0842876434326">
                <text:p>-76.0842876434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5421438217163">
                <text:p>-75.5421438217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710719108582">
                <text:p>-75.2710719108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355359554291">
                <text:p>-75.1355359554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0677679777145">
                <text:p>-75.0677679777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338839888573">
                <text:p>-75.5338839888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669419944286">
                <text:p>-75.766941994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834709972143">
                <text:p>-75.8834709972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9417354986072">
                <text:p>-75.9417354986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708677493036">
                <text:p>-75.9708677493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4854338746518">
                <text:p>-76.4854338746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7427169373259">
                <text:p>-76.74271693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8713584686629">
                <text:p>-75.8713584686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356792343315">
                <text:p>-75.4356792343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2178396171657">
                <text:p>-75.21783961716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6089198085829">
                <text:p>-74.6089198085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3044599042914">
                <text:p>-74.3044599042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6522299521457">
                <text:p>-74.6522299521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3261149760729">
                <text:p>-74.3261149760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1630574880364">
                <text:p>-74.1630574880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0815287440182">
                <text:p>-74.0815287440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0407643720091">
                <text:p>-74.0407643720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0203821860046">
                <text:p>-74.0203821860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0101910930023">
                <text:p>-74.0101910930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0050955465011">
                <text:p>-74.0050955465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0025477732506">
                <text:p>-74.0025477732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5012738866253">
                <text:p>-74.5012738866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2506369433126">
                <text:p>-75.2506369433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6253184716563">
                <text:p>-75.6253184716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8126592358282">
                <text:p>-74.8126592358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4.4063296179141">
                <text:p>-74.4063296179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8">
                <text:p>-78</text:p>
              </table:table-cell>
              <table:table-cell office:value-type="float" office:value="-74">
                <text:p>-74</text:p>
              </table:table-cell>
              <table:table-cell office:value-type="float" office:value="-74.203164808957">
                <text:p>-74.203164808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1015824044785">
                <text:p>-74.1015824044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5507912022393">
                <text:p>-74.5507912022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5.7753956011196">
                <text:p>-75.7753956011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6.8876978005598">
                <text:p>-76.8876978005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76.9438489002799">
                <text:p>-76.9438489002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47192445014">
                <text:p>-77.47192445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23596222507">
                <text:p>-77.23596222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617981112535">
                <text:p>-76.617981112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3089905562675">
                <text:p>-76.3089905562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1544952781338">
                <text:p>-76.1544952781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772476390669">
                <text:p>-76.0772476390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5386238195334">
                <text:p>-75.5386238195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2693119097667">
                <text:p>-75.2693119097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346559548834">
                <text:p>-75.1346559548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673279774417">
                <text:p>-75.0673279774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5336639887208">
                <text:p>-74.5336639887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7668319943604">
                <text:p>-74.7668319943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5.8834159971802">
                <text:p>-75.8834159971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417079985901">
                <text:p>-75.4417079985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2208539992951">
                <text:p>-75.2208539992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1104269996475">
                <text:p>-76.1104269996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0552134998238">
                <text:p>-77.05521349982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77.0276067499119">
                <text:p>-77.0276067499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-77.0138033749559">
                <text:p>-77.01380337495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006901687478">
                <text:p>-77.006901687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003450843739">
                <text:p>-77.003450843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0017254218695">
                <text:p>-77.0017254218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5.5008627109347">
                <text:p>-75.5008627109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504313554674">
                <text:p>-75.7504313554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8752156777337">
                <text:p>-74.8752156777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4.9376078388668">
                <text:p>-74.93760783886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9688039194334">
                <text:p>-74.9688039194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9844019597167">
                <text:p>-74.98440195971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9922009798584">
                <text:p>-74.9922009798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4961004899292">
                <text:p>-75.4961004899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7480502449646">
                <text:p>-75.7480502449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3740251224823">
                <text:p>-75.3740251224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6870125612412">
                <text:p>-75.6870125612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3435062806206">
                <text:p>-75.3435062806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717531403103">
                <text:p>-75.1717531403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858765701551">
                <text:p>-75.5858765701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2929382850776">
                <text:p>-76.2929382850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4">
                <text:p>-74</text:p>
              </table:table-cell>
              <table:table-cell office:value-type="float" office:value="-78">
                <text:p>-78</text:p>
              </table:table-cell>
              <table:table-cell office:value-type="float" office:value="-77.1464691425388">
                <text:p>-77.1464691425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5732345712694">
                <text:p>-77.5732345712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7.2866172856347">
                <text:p>-77.28661728563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1433086428173">
                <text:p>-77.1433086428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5716543214087">
                <text:p>-76.5716543214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2858271607044">
                <text:p>-76.2858271607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1429135803522">
                <text:p>-76.14291358035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714567901761">
                <text:p>-76.07145679017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6.035728395088">
                <text:p>-76.035728395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017864197544">
                <text:p>-76.017864197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508932098772">
                <text:p>-75.5089320987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754466049386">
                <text:p>-74.7544660493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877233024693">
                <text:p>-74.8772330246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4386165123465">
                <text:p>-74.4386165123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2193082561733">
                <text:p>-74.2193082561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1096541280866">
                <text:p>-74.10965412808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5.5548270640433">
                <text:p>-75.5548270640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7774135320217">
                <text:p>-75.77741353202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8887067660108">
                <text:p>-75.8887067660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9443533830054">
                <text:p>-75.94435338300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9721766915027">
                <text:p>-75.9721766915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860883457514">
                <text:p>-75.9860883457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-76.4930441728757">
                <text:p>-76.4930441728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6">
                <text:p>-76</text:p>
              </table:table-cell>
              <table:table-cell office:value-type="float" office:value="-78">
                <text:p>-78</text:p>
              </table:table-cell>
              <table:table-cell office:value-type="float" office:value="-77.2465220864378">
                <text:p>-77.2465220864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7">
                <text:p>-77</text:p>
              </table:table-cell>
              <table:table-cell office:value-type="float" office:value="-78">
                <text:p>-78</text:p>
              </table:table-cell>
              <table:table-cell office:value-type="float" office:value="-77.6232610432189">
                <text:p>-77.62326104321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8116305216095">
                <text:p>-77.8116305216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4058152608047">
                <text:p>-77.4058152608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7029076304024">
                <text:p>-76.7029076304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3514538152012">
                <text:p>-76.35145381520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6757269076006">
                <text:p>-75.6757269076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3378634538003">
                <text:p>-75.3378634538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1689317269002">
                <text:p>-75.1689317269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0844658634501">
                <text:p>-75.0844658634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42232931725">
                <text:p>-75.0422329317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0211164658625">
                <text:p>-75.0211164658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105582329313">
                <text:p>-75.01055823293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52791164656">
                <text:p>-75.0052791164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26395582328">
                <text:p>-75.0026395582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5013197791164">
                <text:p>-75.5013197791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2506598895582">
                <text:p>-75.25065988955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6253299447791">
                <text:p>-75.6253299447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126649723896">
                <text:p>-75.8126649723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063324861948">
                <text:p>-75.9063324861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9531662430974">
                <text:p>-75.95316624309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765831215487">
                <text:p>-75.97658312154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882915607743">
                <text:p>-75.9882915607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4941457803872">
                <text:p>-76.4941457803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7470728901936">
                <text:p>-76.7470728901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8735364450968">
                <text:p>-76.8735364450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9367682225484">
                <text:p>-76.9367682225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683841112742">
                <text:p>-76.96838411127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8">
                <text:p>-78</text:p>
              </table:table-cell>
              <table:table-cell office:value-type="float" office:value="-74">
                <text:p>-74</text:p>
              </table:table-cell>
              <table:table-cell office:value-type="float" office:value="-75.4841920556371">
                <text:p>-75.4841920556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4.2420960278186">
                <text:p>-74.2420960278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  <table:table-cell office:value-type="float" office:value="-74.1210480139093">
                <text:p>-74.12104801390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0605240069546">
                <text:p>-74.06052400695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5302620034773">
                <text:p>-74.5302620034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7651310017387">
                <text:p>-74.76513100173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3825655008693">
                <text:p>-75.38256550086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6912827504347">
                <text:p>-75.6912827504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3456413752173">
                <text:p>-75.3456413752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6728206876087">
                <text:p>-75.6728206876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364103438043">
                <text:p>-75.8364103438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4182051719022">
                <text:p>-75.4182051719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091025859511">
                <text:p>-75.2091025859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6045512929755">
                <text:p>-75.6045512929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3022756464878">
                <text:p>-75.3022756464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511378232439">
                <text:p>-75.15113782324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755689116219">
                <text:p>-75.0755689116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037784455811">
                <text:p>-75.0377844558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5188922279055">
                <text:p>-74.51889222790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2594461139528">
                <text:p>-74.2594461139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1297230569764">
                <text:p>-74.12972305697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0648615284882">
                <text:p>-75.06486152848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5324307642441">
                <text:p>-75.53243076424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7662153821221">
                <text:p>-75.76621538212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383107691061">
                <text:p>-76.383107691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6915538455305">
                <text:p>-76.6915538455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8457769227653">
                <text:p>-76.84577692276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4228884613826">
                <text:p>-76.4228884613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7114442306913">
                <text:p>-76.7114442306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3557221153457">
                <text:p>-76.35572211534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6778610576728">
                <text:p>-75.6778610576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3389305288364">
                <text:p>-75.338930528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1694652644182">
                <text:p>-75.1694652644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5847326322091">
                <text:p>-74.58473263220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2923663161046">
                <text:p>-74.29236631610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1461831580523">
                <text:p>-75.1461831580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5730915790261">
                <text:p>-74.5730915790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2865457895131">
                <text:p>-74.2865457895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1432728947565">
                <text:p>-75.14327289475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5716364473783">
                <text:p>-75.57163644737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7858182236891">
                <text:p>-75.78581822368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3929091118446">
                <text:p>-76.39290911184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6964545559223">
                <text:p>-76.69645455592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8482272779611">
                <text:p>-76.84822727796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9241136389806">
                <text:p>-75.9241136389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4620568194903">
                <text:p>-75.4620568194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310284097451">
                <text:p>-75.23102840974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1155142048726">
                <text:p>-75.11551420487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577571024363">
                <text:p>-75.05775710243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288785512181">
                <text:p>-75.02887855121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5144392756091">
                <text:p>-75.51443927560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572196378045">
                <text:p>-75.75721963780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8786098189023">
                <text:p>-75.87860981890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393049094511">
                <text:p>-75.93930490945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4696524547256">
                <text:p>-75.4696524547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348262273628">
                <text:p>-75.23482622736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1174131136814">
                <text:p>-75.11741311368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5587065568407">
                <text:p>-74.5587065568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7793532784204">
                <text:p>-74.7793532784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8896766392102">
                <text:p>-74.8896766392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4448383196051">
                <text:p>-75.4448383196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2224191598025">
                <text:p>-76.2224191598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6112095799013">
                <text:p>-76.61120957990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8056047899506">
                <text:p>-76.8056047899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9028023949753">
                <text:p>-76.90280239497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4514011974877">
                <text:p>-76.4514011974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5.2257005987438">
                <text:p>-75.22570059874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6128502993719">
                <text:p>-74.6128502993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5.806425149686">
                <text:p>-75.8064251496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403212574843">
                <text:p>-76.403212574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7016062874215">
                <text:p>-76.70160628742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8508031437108">
                <text:p>-76.8508031437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9254015718554">
                <text:p>-76.92540157185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627007859277">
                <text:p>-76.96270078592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4813503929639">
                <text:p>-76.48135039296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2406751964819">
                <text:p>-76.24067519648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120337598241">
                <text:p>-76.120337598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0601687991205">
                <text:p>-76.0601687991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300843995602">
                <text:p>-76.03008439956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150421997801">
                <text:p>-76.01504219978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075210998901">
                <text:p>-76.00752109989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003760549945">
                <text:p>-76.0037605499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0018802749725">
                <text:p>-76.0018802749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0009401374863">
                <text:p>-76.00094013748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004700687431">
                <text:p>-76.00047006874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0002350343716">
                <text:p>-76.00023503437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5001175171858">
                <text:p>-75.5001175171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500587585929">
                <text:p>-75.2500587585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  <table:table-cell office:value-type="float" office:value="-74.6250293792965">
                <text:p>-74.62502937929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3125146896482">
                <text:p>-74.3125146896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6562573448241">
                <text:p>-73.656257344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4.3281286724121">
                <text:p>-74.3281286724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664064336206">
                <text:p>-74.66406433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332032168103">
                <text:p>-75.332032168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1660160840515">
                <text:p>-76.16601608405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5830080420258">
                <text:p>-76.5830080420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2915040210129">
                <text:p>-76.2915040210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6457520105064">
                <text:p>-75.64575201050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3228760052532">
                <text:p>-75.3228760052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614380026266">
                <text:p>-75.16143800262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807190013133">
                <text:p>-75.0807190013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403595006567">
                <text:p>-75.04035950065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201797503283">
                <text:p>-75.5201797503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7600898751642">
                <text:p>-75.76008987516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3800449375821">
                <text:p>-75.38004493758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90022468791">
                <text:p>-75.1900224687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5950112343955">
                <text:p>-75.5950112343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7975056171978">
                <text:p>-75.7975056171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8987528085989">
                <text:p>-75.89875280859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9493764042994">
                <text:p>-75.94937640429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746882021497">
                <text:p>-75.97468820214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9873441010749">
                <text:p>-75.9873441010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936720505374">
                <text:p>-75.99367205053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9968360252687">
                <text:p>-74.99683602526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  <table:table-cell office:value-type="float" office:value="-74.4984180126344">
                <text:p>-74.49841801263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4.2492090063172">
                <text:p>-74.24920900631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1246045031586">
                <text:p>-74.1246045031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0623022515793">
                <text:p>-74.06230225157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5311511257897">
                <text:p>-74.53115112578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5.7655755628948">
                <text:p>-75.76557556289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3827877814474">
                <text:p>-75.38278778144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1913938907237">
                <text:p>-75.19139389072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956969453619">
                <text:p>-75.09569694536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0478484726809">
                <text:p>-76.04784847268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0239242363405">
                <text:p>-76.02392423634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0119621181702">
                <text:p>-76.01196211817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5059810590851">
                <text:p>-75.50598105908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2529905295426">
                <text:p>-75.25299052954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1264952647713">
                <text:p>-75.1264952647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632476323856">
                <text:p>-75.06324763238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0316238161928">
                <text:p>-75.0316238161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158119080964">
                <text:p>-75.01581190809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079059540482">
                <text:p>-75.5079059540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7539529770241">
                <text:p>-75.75395297702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376976488512">
                <text:p>-76.376976488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6.188488244256">
                <text:p>-76.1884882442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6">
                <text:p>-76</text:p>
              </table:table-cell>
              <table:table-cell office:value-type="float" office:value="-78">
                <text:p>-78</text:p>
              </table:table-cell>
              <table:table-cell office:value-type="float" office:value="-77.094244122128">
                <text:p>-77.0942441221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547122061064">
                <text:p>-77.5471220610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773561030532">
                <text:p>-76.7735610305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386780515266">
                <text:p>-76.3867805152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193390257633">
                <text:p>-76.1933902576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0966951288165">
                <text:p>-76.09669512881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483475644083">
                <text:p>-76.04834756440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0241737822041">
                <text:p>-76.02417378220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120868911021">
                <text:p>-76.0120868911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006043445551">
                <text:p>-77.006043445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6.5030217227755">
                <text:p>-76.50302172277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2515108613878">
                <text:p>-76.25151086138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1257554306939">
                <text:p>-77.12575543069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6.0628777153469">
                <text:p>-76.06287771534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5314388576735">
                <text:p>-75.5314388576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7657194288367">
                <text:p>-75.76571942883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8828597144184">
                <text:p>-75.8828597144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4414298572092">
                <text:p>-75.44142985720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207149286046">
                <text:p>-75.7207149286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3603574643023">
                <text:p>-75.3603574643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801787321512">
                <text:p>-75.18017873215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900893660756">
                <text:p>-75.59008936607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7950446830378">
                <text:p>-75.7950446830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8975223415189">
                <text:p>-75.89752234151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9487611707594">
                <text:p>-75.94876117075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743805853797">
                <text:p>-75.97438058537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871902926899">
                <text:p>-75.48719029268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7435951463449">
                <text:p>-75.74359514634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717975731725">
                <text:p>-75.87179757317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358987865862">
                <text:p>-75.4358987865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2179493932931">
                <text:p>-75.21794939329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6089746966466">
                <text:p>-75.60897469664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044873483233">
                <text:p>-75.80448734832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9022436741616">
                <text:p>-75.90224367416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73">
                <text:p>-73</text:p>
              </table:table-cell>
              <table:table-cell office:value-type="float" office:value="-78">
                <text:p>-78</text:p>
              </table:table-cell>
              <table:table-cell office:value-type="float" office:value="-76.9511218370808">
                <text:p>-76.95112183708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4755609185404">
                <text:p>-77.47556091854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7377804592702">
                <text:p>-76.73778045927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8688902296351">
                <text:p>-75.86889022963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4344451148176">
                <text:p>-75.4344451148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172225574088">
                <text:p>-75.21722255740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086112787044">
                <text:p>-75.1086112787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543056393522">
                <text:p>-75.05430563935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271528196761">
                <text:p>-75.02715281967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135764098381">
                <text:p>-75.01357640983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506788204919">
                <text:p>-75.5067882049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7533941024595">
                <text:p>-75.75339410245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8766970512298">
                <text:p>-75.87669705122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4383485256149">
                <text:p>-75.43834852561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2191742628074">
                <text:p>-75.21917426280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1095871314037">
                <text:p>-75.1095871314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0547935657019">
                <text:p>-75.05479356570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273967828509">
                <text:p>-75.52739678285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2636983914255">
                <text:p>-76.26369839142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1318491957127">
                <text:p>-76.1318491957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0659245978564">
                <text:p>-76.06592459785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329622989282">
                <text:p>-76.03296229892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5164811494641">
                <text:p>-75.51648114946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758240574732">
                <text:p>-74.758240574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4.879120287366">
                <text:p>-74.879120287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939560143683">
                <text:p>-74.9395601436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9697800718415">
                <text:p>-74.96978007184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4848900359208">
                <text:p>-75.48489003592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7424450179604">
                <text:p>-75.7424450179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8712225089802">
                <text:p>-75.87122250898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9356112544901">
                <text:p>-75.93561125449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4.967805627245">
                <text:p>-74.9678056272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4839028136225">
                <text:p>-74.48390281362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2419514068113">
                <text:p>-74.24195140681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4.6209757034056">
                <text:p>-74.62097570340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8104878517028">
                <text:p>-74.81048785170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9052439258514">
                <text:p>-74.9052439258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4.9526219629257">
                <text:p>-74.95262196292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9763109814629">
                <text:p>-74.97631098146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9881554907314">
                <text:p>-74.98815549073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4.9940777453657">
                <text:p>-74.9940777453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9970388726829">
                <text:p>-74.99703887268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4985194363414">
                <text:p>-75.4985194363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7492597181707">
                <text:p>-75.7492597181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8746298590854">
                <text:p>-75.87462985908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9373149295427">
                <text:p>-75.93731492954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686574647713">
                <text:p>-75.96865746477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9843287323857">
                <text:p>-75.98432873238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9921643661928">
                <text:p>-75.99216436619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960821830964">
                <text:p>-75.99608218309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9980410915482">
                <text:p>-75.99804109154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4990205457741">
                <text:p>-76.49902054577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2495102728871">
                <text:p>-77.24951027288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77.1247551364435">
                <text:p>-77.12475513644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0623775682218">
                <text:p>-77.06237756822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0311887841109">
                <text:p>-77.03118878411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0155943920554">
                <text:p>-77.01559439205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0077971960277">
                <text:p>-77.00779719602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77.0038985980139">
                <text:p>-77.00389859801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.0019492990069">
                <text:p>-77.0019492990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6.0009746495035">
                <text:p>-76.0009746495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5004873247517">
                <text:p>-75.50048732475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502436623759">
                <text:p>-75.25024366237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1251218311879">
                <text:p>-75.12512183118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062560915594">
                <text:p>-75.0625609155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531280457797">
                <text:p>-75.531280457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656402288985">
                <text:p>-75.76564022889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3828201144493">
                <text:p>-75.38282011444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6914100572246">
                <text:p>-75.69141005722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3457050286123">
                <text:p>-76.3457050286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6728525143062">
                <text:p>-76.67285251430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8364262571531">
                <text:p>-76.83642625715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9182131285765">
                <text:p>-76.91821312857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591065642883">
                <text:p>-76.95910656428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9795532821441">
                <text:p>-75.97955328214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4897766410721">
                <text:p>-75.48977664107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244888320536">
                <text:p>-75.2448883205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22444160268">
                <text:p>-75.122444160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61222080134">
                <text:p>-75.0612220801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030611040067">
                <text:p>-76.0306110400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5153055200335">
                <text:p>-76.51530552003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6.2576527600168">
                <text:p>-76.25765276001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6.1288263800084">
                <text:p>-76.1288263800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0644131900042">
                <text:p>-76.06441319000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0322065950021">
                <text:p>-76.03220659500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016103297501">
                <text:p>-76.0161032975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5080516487505">
                <text:p>-75.5080516487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2540258243753">
                <text:p>-75.25402582437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6270129121876">
                <text:p>-75.62701291218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3135064560938">
                <text:p>-75.31350645609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567532280469">
                <text:p>-75.15675322804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783766140235">
                <text:p>-75.07837661402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0391883070117">
                <text:p>-75.03918830701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195941535059">
                <text:p>-75.01959415350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0097970767529">
                <text:p>-75.00979707675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048985383765">
                <text:p>-75.00489853837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24492691882">
                <text:p>-75.00244926918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012246345941">
                <text:p>-75.50122463459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7506123172971">
                <text:p>-75.75061231729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8753061586485">
                <text:p>-75.87530615864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376530793243">
                <text:p>-75.93765307932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4688265396621">
                <text:p>-75.4688265396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2344132698311">
                <text:p>-75.23441326983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4.1172066349155">
                <text:p>-74.11720663491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5586033174578">
                <text:p>-74.55860331745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7793016587289">
                <text:p>-74.77930165872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3896508293644">
                <text:p>-75.38965082936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948254146822">
                <text:p>-75.19482541468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974127073411">
                <text:p>-75.59741270734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7987063536706">
                <text:p>-75.79870635367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3993531768353">
                <text:p>-75.3993531768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1996765884176">
                <text:p>-75.1996765884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0998382942088">
                <text:p>-75.09983829420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0499191471044">
                <text:p>-75.04991914710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249595735522">
                <text:p>-75.02495957355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124797867761">
                <text:p>-75.01247978677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76">
                <text:p>-76</text:p>
              </table:table-cell>
              <table:table-cell office:value-type="float" office:value="-73">
                <text:p>-73</text:p>
              </table:table-cell>
              <table:table-cell office:value-type="float" office:value="-74.0062398933881">
                <text:p>-74.00623989338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503119946694">
                <text:p>-73.5031199466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.251559973347">
                <text:p>-73.2515599733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1257799866735">
                <text:p>-74.12577998667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5628899933368">
                <text:p>-74.56288999333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7814449966684">
                <text:p>-74.78144499666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4.8907224983342">
                <text:p>-74.89072249833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4453612491671">
                <text:p>-75.44536124916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.7226806245835">
                <text:p>-75.72268062458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8613403122918">
                <text:p>-75.86134031229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9306701561459">
                <text:p>-75.93067015614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653350780729">
                <text:p>-75.96533507807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9826675390365">
                <text:p>-75.98266753903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913337695182">
                <text:p>-75.99133376951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4956668847591">
                <text:p>-75.49566688475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2478334423796">
                <text:p>-75.24783344237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77">
                <text:p>-77</text:p>
              </table:table-cell>
              <table:table-cell office:value-type="float" office:value="-75">
                <text:p>-75</text:p>
              </table:table-cell>
              <table:table-cell office:value-type="float" office:value="-75.1239167211898">
                <text:p>-75.12391672118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619583605949">
                <text:p>-75.06195836059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309791802974">
                <text:p>-75.03097918029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154895901487">
                <text:p>-75.01548959014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5.0077447950744">
                <text:p>-75.00774479507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0038723975372">
                <text:p>-75.00387239753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19361987686">
                <text:p>-75.00193619876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5.0009680993843">
                <text:p>-75.0009680993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04840496922">
                <text:p>-75.00048404969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0002420248461">
                <text:p>-75.00024202484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5.500121012423">
                <text:p>-75.5001210124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5.7500605062115">
                <text:p>-75.75006050621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8750302531058">
                <text:p>-75.87503025310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375151265529">
                <text:p>-75.9375151265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9687575632764">
                <text:p>-75.96875756327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4843787816382">
                <text:p>-75.48437878163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2421893908191">
                <text:p>-75.24218939081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6.6210946954096">
                <text:p>-76.62109469540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75">
                <text:p>-75</text:p>
              </table:table-cell>
              <table:table-cell office:value-type="float" office:value="-78">
                <text:p>-78</text:p>
              </table:table-cell>
              <table:table-cell office:value-type="float" office:value="-77.3105473477048">
                <text:p>-77.31054734770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75">
                <text:p>-75</text:p>
              </table:table-cell>
              <table:table-cell office:value-type="float" office:value="-78">
                <text:p>-78</text:p>
              </table:table-cell>
              <table:table-cell office:value-type="float" office:value="-77.6552736738524">
                <text:p>-77.65527367385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8276368369262">
                <text:p>-77.82763683692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9138184184631">
                <text:p>-77.91381841846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9569092092316">
                <text:p>-77.95690920923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9784546046158">
                <text:p>-76.97845460461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4892273023079">
                <text:p>-76.48922730230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2446136511539">
                <text:p>-76.24461365115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73">
                <text:p>-73</text:p>
              </table:table-cell>
              <table:table-cell office:value-type="float" office:value="-75">
                <text:p>-75</text:p>
              </table:table-cell>
              <table:table-cell office:value-type="float" office:value="-75.622306825577">
                <text:p>-75.6223068255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3111534127885">
                <text:p>-75.31115341278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78">
                <text:p>-78</text:p>
              </table:table-cell>
              <table:table-cell office:value-type="float" office:value="-74">
                <text:p>-74</text:p>
              </table:table-cell>
              <table:table-cell office:value-type="float" office:value="-74.6555767063942">
                <text:p>-74.65557670639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.3277883531971">
                <text:p>-74.32778835319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.1638941765986">
                <text:p>-74.16389417659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5.0819470882993">
                <text:p>-75.08194708829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5.5409735441496">
                <text:p>-75.54097354414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2704867720748">
                <text:p>-76.27048677207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1352433860374">
                <text:p>-77.13524338603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0676216930187">
                <text:p>-77.0676216930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6.5338108465094">
                <text:p>-76.53381084650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7669054232547">
                <text:p>-76.76690542325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3834527116273">
                <text:p>-76.38345271162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1917263558137">
                <text:p>-76.19172635581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-76.5958631779068">
                <text:p>-76.59586317790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7979315889534">
                <text:p>-76.79793158895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.8989657944767">
                <text:p>-76.89896579447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9494828972384">
                <text:p>-76.94948289723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747414486192">
                <text:p>-76.97474144861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6.4873707243096">
                <text:p>-76.4873707243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2436853621548">
                <text:p>-76.24368536215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  <table:table-cell office:value-type="float" office:value="-75.1218426810774">
                <text:p>-75.12184268107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4.5609213405387">
                <text:p>-74.56092134053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2804606702694">
                <text:p>-74.28046067026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74.6402303351347">
                <text:p>-74.64023033513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-75.8201151675673">
                <text:p>-75.82011516756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  <table:table-cell office:value-type="float" office:value="-76.4100575837837">
                <text:p>-76.41005758378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7050287918918">
                <text:p>-76.70502879189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8525143959459">
                <text:p>-76.85251439594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6.926257197973">
                <text:p>-76.9262571979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73">
                <text:p>-73</text:p>
              </table:table-cell>
              <table:table-cell office:value-type="float" office:value="-77">
                <text:p>-77</text:p>
              </table:table-cell>
              <table:table-cell office:value-type="float" office:value="-76.9631285989865">
                <text:p>-76.96312859898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74">
                <text:p>-74</text:p>
              </table:table-cell>
              <table:table-cell office:value-type="float" office:value="-77">
                <text:p>-77</text:p>
              </table:table-cell>
              <table:table-cell office:value-type="float" office:value="-76.9815642994932">
                <text:p>-76.98156429949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6.9907821497466">
                <text:p>-76.99078214974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7">
                <text:p>-77</text:p>
              </table:table-cell>
              <table:table-cell office:value-type="float" office:value="-78">
                <text:p>-78</text:p>
              </table:table-cell>
              <table:table-cell office:value-type="float" office:value="-77.4953910748733">
                <text:p>-77.49539107487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7476955374367">
                <text:p>-77.74769553743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7.8738477687183">
                <text:p>-77.87384776871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7.4369238843592">
                <text:p>-77.43692388435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.2184619421796">
                <text:p>-77.21846194217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6.6092309710898">
                <text:p>-76.6092309710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  <table:table-cell office:value-type="float" office:value="-76.3046154855449">
                <text:p>-76.30461548554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6.1523077427725">
                <text:p>-76.15230774277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5761538713862">
                <text:p>-75.57615387138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76">
                <text:p>-76</text:p>
              </table:table-cell>
              <table:table-cell office:value-type="float" office:value="-74">
                <text:p>-74</text:p>
              </table:table-cell>
              <table:table-cell office:value-type="float" office:value="-74.7880769356931">
                <text:p>-74.78807693569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  <table:table-cell office:value-type="float" office:value="-74.3940384678466">
                <text:p>-74.39403846784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17cm" svg:height="16.39cm" xlink:href=".." xlink:type="simple" chart:class="chart:bar" chart:style-name="ch1">
        <chart:legend chart:legend-position="end" svg:x="21.019cm" svg:y="7.398cm" style:legend-expansion="high" chart:style-name="ch2"/>
        <chart:plot-area chart:style-name="ch3" table:cell-range-address="test.M30:test.M30 test.F2:test.F22 test.G1:test.I22" chart:data-source-has-labels="both" svg:x="0.478cm" svg:y="0.327cm" svg:width="20.063cm" svg:height="15.736cm">
          <chartooo:coordinate-region svg:x="1.285cm" svg:y="0.527cm" svg:width="19.256cm" svg:height="14.889cm"/>
          <chart:axis chart:dimension="x" chart:name="primary-x" chart:style-name="ch4" chartooo:axis-type="auto">
            <chartooo:date-scale/>
            <chart:categories table:cell-range-address="test.F2:test.F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.G1:test.G22" chart:label-cell-address="test.G1:test.G1" chart:class="chart:bar">
            <chart:data-point chart:repeated="22"/>
          </chart:series>
          <chart:series chart:style-name="ch8" chart:values-cell-range-address="test.H1:test.H22" chart:label-cell-address="test.H1:test.H1" chart:class="chart:bar">
            <chart:data-point chart:repeated="22"/>
          </chart:series>
          <chart:series chart:style-name="ch9" chart:values-cell-range-address="test.I1:test.I22" chart:label-cell-address="test.I1:test.I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(raw)</text:p>
                <draw:g>
                  <svg:desc>test.G1:test.G1</svg:desc>
                </draw:g>
              </table:table-cell>
              <table:table-cell office:value-type="string">
                <text:p>freq (median)</text:p>
                <draw:g>
                  <svg:desc>test.H1:test.H1</svg:desc>
                </draw:g>
              </table:table-cell>
              <table:table-cell office:value-type="string">
                <text:p>freq (lowpass)</text:p>
                <draw:g>
                  <svg:desc>test.I1:test.I1</svg:desc>
                </draw:g>
              </table:table-cell>
            </table:table-row>
          </table:table-header-rows>
          <table:table-rows>
            <table:table-row>
              <table:table-cell office:value-type="float" office:value="-80">
                <text:p>-80</text:p>
                <draw:g>
                  <svg:desc>test.F2:test.F22</svg:desc>
                </draw:g>
              </table:table-cell>
              <table:table-cell office:value-type="float" office:value="NaN">
                <text:p>NaN</text:p>
                <draw:g>
                  <svg:desc>test.G1:test.G22</svg:desc>
                </draw:g>
              </table:table-cell>
              <table:table-cell office:value-type="float" office:value="NaN">
                <text:p>NaN</text:p>
                <draw:g>
                  <svg:desc>test.H1:test.H22</svg:desc>
                </draw:g>
              </table:table-cell>
              <table:table-cell office:value-type="float" office:value="NaN">
                <text:p>NaN</text:p>
                <draw:g>
                  <svg:desc>test.I1:test.I22</svg:desc>
                </draw:g>
              </table:table-cell>
            </table:table-row>
            <table:table-row>
              <table:table-cell office:value-type="float" office:value="-79.5">
                <text:p>-7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8.5">
                <text:p>-7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7.5">
                <text:p>-77.5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76.5">
                <text:p>-76.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-75.5">
                <text:p>-75.5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-74.5">
                <text:p>-74.5</text:p>
              </table:table-cell>
              <table:table-cell office:value-type="float" office:value="104">
                <text:p>104</text:p>
              </table:table-cell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-73.5">
                <text:p>-73.5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72.5">
                <text:p>-72.5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1.5">
                <text:p>-7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.5">
                <text:p>-7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